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2E6000002BBB8F8332B0EE480C1.png" manifest:media-type="image/png"/>
  <manifest:file-entry manifest:full-path="Pictures/1000000000000260000002713EE40B1AB2D11814.jpg" manifest:media-type="image/jpeg"/>
  <manifest:file-entry manifest:full-path="Pictures/10000201000000E90000007A56FA1ADC77FFC228.png" manifest:media-type="image/png"/>
  <manifest:file-entry manifest:full-path="Pictures/10000201000002D60000022D2826398EDEA2A7E4.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pitch="variable" style:font-charset="x-symbol"/>
    <style:font-face style:name="OpenSymbol" svg:font-family="OpenSymbol"/>
    <style:font-face style:name="OpenSymbol2" svg:font-family="OpenSymbol, 'Arial Unicode MS'"/>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8.71cm" style:rel-column-width="33576*"/>
    </style:style>
    <style:style style:name="Tabla2.B" style:family="table-column">
      <style:table-column-properties style:column-width="0.527cm" style:rel-column-width="2033*"/>
    </style:style>
    <style:style style:name="Tabla2.C" style:family="table-column">
      <style:table-column-properties style:column-width="7.763cm" style:rel-column-width="29926*"/>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8.918cm" style:rel-column-width="34322*"/>
    </style:style>
    <style:style style:name="Tabla3.C" style:family="table-column">
      <style:table-column-properties style:column-width="3.043cm" style:rel-column-width="11709*"/>
    </style:style>
    <style:style style:name="Tabla3.D" style:family="table-column">
      <style:table-column-properties style:column-width="2.609cm" style:rel-column-width="10042*"/>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B6" style:family="table-cell">
      <style:table-cell-properties style:vertical-align="middle" fo:background-color="transparent" fo:padding="0.097cm" fo:border="none" style:writing-mode="page">
        <style:background-image/>
      </style:table-cell-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3.19" style:family="table-row">
      <style:table-row-properties fo:background-color="transparent" fo:keep-together="auto">
        <style:background-image/>
      </style:table-row-properties>
    </style:style>
    <style:style style:name="Tabla3.20" style:family="table-row">
      <style:table-row-properties fo:background-color="transparent" fo:keep-together="auto">
        <style:background-image/>
      </style:table-row-properties>
    </style:style>
    <style:style style:name="Tabla3.21" style:family="table-row">
      <style:table-row-properties fo:background-color="transparent" fo:keep-together="auto">
        <style:background-image/>
      </style:table-row-properties>
    </style:style>
    <style:style style:name="Tabla3.22" style:family="table-row">
      <style:table-row-properties fo:background-color="transparent" fo:keep-together="auto">
        <style:background-image/>
      </style:table-row-properties>
    </style:style>
    <style:style style:name="Taula2" style:family="table">
      <style:table-properties style:width="17cm" table:align="margins"/>
    </style:style>
    <style:style style:name="Taula2.A" style:family="table-column">
      <style:table-column-properties style:column-width="17cm" style:rel-column-width="65535*"/>
    </style:style>
    <style:style style:name="Taula2.1" style:family="table-row">
      <style:table-row-properties style:min-row-height="0.002cm"/>
    </style:style>
    <style:style style:name="Taula2.A1" style:family="table-cell">
      <style:table-cell-properties fo:padding="0.097cm" fo:border="0.05pt solid #000000"/>
    </style:style>
    <style:style style:name="Taula4" style:family="table">
      <style:table-properties style:width="17cm" table:align="margins" style:may-break-between-rows="false"/>
    </style:style>
    <style:style style:name="Taula4.A" style:family="table-column">
      <style:table-column-properties style:column-width="17cm" style:rel-column-width="65535*"/>
    </style:style>
    <style:style style:name="Taula4.1" style:family="table-row">
      <style:table-row-properties fo:keep-together="always"/>
    </style:style>
    <style:style style:name="Taula4.A1" style:family="table-cell">
      <style:table-cell-properties fo:padding="0.097cm" fo:border="0.05pt solid #000000"/>
    </style:style>
    <style:style style:name="Taula5" style:family="table">
      <style:table-properties style:width="17cm" table:align="margins"/>
    </style:style>
    <style:style style:name="Taula5.A" style:family="table-column">
      <style:table-column-properties style:column-width="17cm" style:rel-column-width="65535*"/>
    </style:style>
    <style:style style:name="Taula5.A1" style:family="table-cell">
      <style:table-cell-properties fo:padding="0.097cm" fo:border="0.05pt solid #000000"/>
    </style:style>
    <style:style style:name="Taula6" style:family="table">
      <style:table-properties style:width="17cm" table:align="margins"/>
    </style:style>
    <style:style style:name="Taula6.A" style:family="table-column">
      <style:table-column-properties style:column-width="17cm" style:rel-column-width="65535*"/>
    </style:style>
    <style:style style:name="Taula6.A1" style:family="table-cell">
      <style:table-cell-properties fo:padding="0.097cm" fo:border="0.05pt solid #000000"/>
    </style:style>
    <style:style style:name="Taula7" style:family="table">
      <style:table-properties style:width="17cm" table:align="margins"/>
    </style:style>
    <style:style style:name="Taula7.A" style:family="table-column">
      <style:table-column-properties style:column-width="17cm" style:rel-column-width="65535*"/>
    </style:style>
    <style:style style:name="Taula7.A1" style:family="table-cell">
      <style:table-cell-properties fo:padding="0.097cm" fo:border="0.05pt solid #000000"/>
    </style:style>
    <style:style style:name="Taula8" style:family="table">
      <style:table-properties style:width="17cm" table:align="margins"/>
    </style:style>
    <style:style style:name="Taula8.A" style:family="table-column">
      <style:table-column-properties style:column-width="17cm" style:rel-column-width="65535*"/>
    </style:style>
    <style:style style:name="Taula8.A1" style:family="table-cell">
      <style:table-cell-properties fo:padding="0.097cm" fo:border="0.05pt solid #000000"/>
    </style:style>
    <style:style style:name="Taula3" style:family="table">
      <style:table-properties style:width="17cm" table:align="margins"/>
    </style:style>
    <style:style style:name="Taula3.A" style:family="table-column">
      <style:table-column-properties style:column-width="17cm" style:rel-column-width="65535*"/>
    </style:style>
    <style:style style:name="Taula3.A1" style:family="table-cell">
      <style:table-cell-properties fo:padding="0.097cm" fo:border="0.05pt solid #000000"/>
    </style:style>
    <style:style style:name="Taula1" style:family="table">
      <style:table-properties style:width="17cm" table:align="margins"/>
    </style:style>
    <style:style style:name="Taula1.A" style:family="table-column">
      <style:table-column-properties style:column-width="17cm" style:rel-column-width="65535*"/>
    </style:style>
    <style:style style:name="Taula1.1" style:family="table-row">
      <style:table-row-properties fo:keep-together="always"/>
    </style:style>
    <style:style style:name="Taula1.A1" style:family="table-cell">
      <style:table-cell-properties fo:padding="0.097cm" fo:border="0.05pt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end" style:justify-single-word="false"/>
    </style:style>
    <style:style style:name="P3" style:family="paragraph" style:parent-style-name="Footnote">
      <style:paragraph-properties fo:text-align="end" style:justify-single-word="false"/>
    </style:style>
    <style:style style:name="P4" style:family="paragraph" style:parent-style-name="Standard">
      <style:paragraph-properties fo:text-align="end" style:justify-single-word="false"/>
      <style:text-properties style:font-name="Arial"/>
    </style:style>
    <style:style style:name="P5"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6" style:family="paragraph" style:parent-style-name="Standard">
      <style:paragraph-properties fo:text-align="center" style:justify-single-word="false"/>
      <style:text-properties style:font-name="Arial"/>
    </style:style>
    <style:style style:name="P7" style:family="paragraph" style:parent-style-name="Standard">
      <style:paragraph-properties fo:text-align="end" style:justify-single-word="false"/>
      <style:text-properties style:font-name="Arial" fo:font-size="6pt" fo:font-weight="bold" style:font-size-asian="6pt" style:font-weight-asian="bold" style:font-size-complex="6pt" style:font-weight-complex="bold"/>
    </style:style>
    <style:style style:name="P8"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9" style:family="paragraph" style:parent-style-name="Standard">
      <style:paragraph-properties fo:text-align="justify" style:justify-single-word="false"/>
      <style:text-properties fo:language="ca" fo:country="ES" fo:background-color="#ffff00" style:language-asian="zxx" style:country-asian="none" style:language-complex="zxx" style:country-complex="none"/>
    </style:style>
    <style:style style:name="P10"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11" style:family="paragraph" style:parent-style-name="Standard">
      <style:paragraph-properties fo:text-align="end" style:justify-single-word="false"/>
    </style:style>
    <style:style style:name="P12" style:family="paragraph" style:parent-style-name="Table_20_Contents">
      <style:text-properties style:font-name="Arial1" fo:font-size="11pt" fo:language="ca" fo:country="ES"/>
    </style:style>
    <style:style style:name="P13" style:family="paragraph" style:parent-style-name="Table_20_Contents">
      <style:paragraph-properties fo:text-align="center" style:justify-single-word="false"/>
      <style:text-properties style:font-name="Arial" fo:font-size="16pt" style:font-size-asian="16pt" style:font-size-complex="16pt"/>
    </style:style>
    <style:style style:name="P14"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15"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16" style:family="paragraph" style:parent-style-name="Table_20_Contents">
      <style:paragraph-properties fo:text-align="center" style:justify-single-word="false"/>
      <style:text-properties style:font-name="Arial" fo:font-size="2pt" style:font-size-asian="2pt" style:font-size-complex="2pt"/>
    </style:style>
    <style:style style:name="P17"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18"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19"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20"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21"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22"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23"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24"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25" style:family="paragraph" style:parent-style-name="Table_20_Contents">
      <style:paragraph-properties fo:text-align="start" style:justify-single-word="false"/>
      <style:text-properties style:font-name="Courier New" fo:font-size="9pt" style:font-size-asian="9pt" style:font-size-complex="9pt"/>
    </style:style>
    <style:style style:name="P26" style:family="paragraph" style:parent-style-name="Table_20_Contents">
      <style:paragraph-properties fo:text-align="justify" style:justify-single-word="false"/>
      <style:text-properties style:font-name="Courier New" fo:font-size="8pt" style:font-size-asian="8pt" style:font-size-complex="8pt"/>
    </style:style>
    <style:style style:name="P27" style:family="paragraph" style:parent-style-name="Table_20_Contents">
      <style:paragraph-properties fo:text-align="justify" style:justify-single-word="false"/>
      <style:text-properties style:use-window-font-color="true" style:text-line-through-style="none" style:text-line-through-type="none" style:font-name="Arial" fo:font-size="11pt" fo:language="zxx" fo:country="none" fo:font-weight="normal" fo:background-color="#ffff0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8" style:family="paragraph" style:parent-style-name="Table_20_Contents">
      <style:paragraph-properties fo:text-align="justify" style:justify-single-word="false"/>
      <style:text-properties fo:background-color="transparent"/>
    </style:style>
    <style:style style:name="P29" style:family="paragraph" style:parent-style-name="Standard">
      <style:paragraph-properties fo:text-align="end" style:justify-single-word="false" fo:break-before="page"/>
      <style:text-properties style:font-name="Arial" fo:font-size="16pt" fo:font-weight="bold" style:font-size-asian="16pt" style:font-weight-asian="bold" style:font-size-complex="16pt" style:font-weight-complex="bold"/>
    </style:style>
    <style:style style:name="P30" style:family="paragraph" style:parent-style-name="Text_20_body">
      <style:paragraph-properties fo:break-before="page"/>
    </style:style>
    <style:style style:name="P31" style:family="paragraph" style:parent-style-name="Subtitle">
      <style:paragraph-properties fo:text-align="center" style:justify-single-word="false"/>
    </style:style>
    <style:style style:name="P32" style:family="paragraph" style:parent-style-name="Title">
      <style:paragraph-properties fo:text-align="center" style:justify-single-word="false"/>
    </style:style>
    <style:style style:name="P33" style:family="paragraph" style:parent-style-name="Title">
      <style:paragraph-properties fo:text-align="center" style:justify-single-word="false"/>
      <style:text-properties fo:font-style="italic" style:font-style-asian="italic" style:font-style-complex="italic"/>
    </style:style>
    <style:style style:name="P34" style:family="paragraph" style:parent-style-name="Text_20_body">
      <style:text-properties fo:language="ca" fo:country="ES" fo:background-color="transparent" style:language-asian="zxx" style:country-asian="none" style:language-complex="zxx" style:country-complex="none"/>
    </style:style>
    <style:style style:name="P35" style:family="paragraph" style:parent-style-name="Text_20_body">
      <style:paragraph-properties fo:text-align="justify" style:justify-single-word="false"/>
      <style:text-properties fo:language="ca" fo:country="ES" fo:background-color="transparent" style:language-asian="zxx" style:country-asian="none" style:language-complex="zxx" style:country-complex="none"/>
    </style:style>
    <style:style style:name="P36" style:family="paragraph" style:parent-style-name="Text_20_body">
      <style:paragraph-properties fo:text-align="start" style:justify-single-word="false"/>
      <style:text-properties fo:language="ca" fo:country="ES" fo:background-color="transparent" style:language-asian="zxx" style:country-asian="none" style:language-complex="zxx" style:country-complex="none"/>
    </style:style>
    <style:style style:name="P37" style:family="paragraph" style:parent-style-name="Text_20_body">
      <style:paragraph-properties fo:text-align="justify" style:justify-single-word="false"/>
      <style:text-properties fo:language="ca" fo:country="ES" style:language-asian="zxx" style:country-asian="none" style:language-complex="zxx" style:country-complex="none"/>
    </style:style>
    <style:style style:name="P38" style:family="paragraph" style:parent-style-name="Text_20_body">
      <style:paragraph-properties fo:text-align="justify" style:justify-single-word="false"/>
      <style:text-properties fo:language="ca" fo:country="ES" fo:background-color="#ff3333" style:language-asian="zxx" style:country-asian="none" style:language-complex="zxx" style:country-complex="none"/>
    </style:style>
    <style:style style:name="P39" style:family="paragraph" style:parent-style-name="Text_20_body">
      <style:paragraph-properties fo:text-align="justify" style:justify-single-word="false"/>
      <style:text-properties fo:language="ca" fo:country="ES" fo:font-weight="bold" fo:background-color="transparent" style:language-asian="zxx" style:country-asian="none" style:font-weight-asian="bold" style:language-complex="zxx" style:country-complex="none" style:font-weight-complex="bold"/>
    </style:style>
    <style:style style:name="P40" style:family="paragraph" style:parent-style-name="Text_20_body">
      <style:paragraph-properties fo:text-align="justify" style:justify-single-word="false"/>
      <style:text-properties style:font-name="Courier New" fo:language="ca" fo:country="ES" fo:background-color="transparent" style:language-asian="zxx" style:country-asian="none" style:language-complex="zxx" style:country-complex="none"/>
    </style:style>
    <style:style style:name="P41" style:family="paragraph" style:parent-style-name="Text_20_body">
      <style:paragraph-properties fo:text-align="justify" style:justify-single-word="false"/>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42" style:family="paragraph" style:parent-style-name="Text_20_body">
      <style:paragraph-properties fo:text-align="start" style:justify-single-word="false"/>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43" style:family="paragraph" style:parent-style-name="Text_20_body">
      <style:paragraph-properties fo:text-align="justify"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44" style:family="paragraph" style:parent-style-name="Text_20_body">
      <style:paragraph-properties fo:text-align="justify" style:justify-single-word="false"/>
      <style:text-properties fo:background-color="transparent"/>
    </style:style>
    <style:style style:name="P45" style:family="paragraph" style:parent-style-name="Standard" style:master-page-name="First_20_Page">
      <style:paragraph-properties fo:text-align="end" style:justify-single-word="false" style:page-number="auto"/>
      <style:text-properties style:font-name="Arial"/>
    </style:style>
    <style:style style:name="P46"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47" style:family="paragraph" style:parent-style-name="Standard" style:list-style-name="L2">
      <style:paragraph-properties fo:text-align="justify" style:justify-single-word="false"/>
      <style:text-properties fo:language="ca" fo:country="ES" style:language-asian="zxx" style:country-asian="none" style:language-complex="zxx" style:country-complex="none"/>
    </style:style>
    <style:style style:name="P48" style:family="paragraph" style:parent-style-name="Standard" style:list-style-name="L3">
      <style:paragraph-properties fo:text-align="justify" style:justify-single-word="false"/>
      <style:text-properties fo:language="ca" fo:country="ES" style:language-asian="zxx" style:country-asian="none" style:language-complex="zxx" style:country-complex="none"/>
    </style:style>
    <style:style style:name="P49" style:family="paragraph" style:parent-style-name="Standard" style:list-style-name="L4">
      <style:paragraph-properties fo:text-align="justify" style:justify-single-word="false"/>
      <style:text-properties fo:language="ca" fo:country="ES" style:language-asian="zxx" style:country-asian="none" style:language-complex="zxx" style:country-complex="none"/>
    </style:style>
    <style:style style:name="P50" style:family="paragraph" style:parent-style-name="Standard" style:list-style-name="L5">
      <style:paragraph-properties fo:text-align="justify" style:justify-single-word="false"/>
      <style:text-properties fo:language="ca" fo:country="ES" style:language-asian="zxx" style:country-asian="none" style:language-complex="zxx" style:country-complex="none"/>
    </style:style>
    <style:style style:name="P51" style:family="paragraph" style:parent-style-name="Standard" style:list-style-name="L6">
      <style:paragraph-properties fo:text-align="justify" style:justify-single-word="false"/>
      <style:text-properties fo:language="ca" fo:country="ES" style:language-asian="zxx" style:country-asian="none" style:language-complex="zxx" style:country-complex="none"/>
    </style:style>
    <style:style style:name="P52" style:family="paragraph" style:parent-style-name="Standard" style:list-style-name="L5">
      <style:paragraph-properties fo:text-align="start" style:justify-single-word="false"/>
      <style:text-properties fo:language="ca" fo:country="ES" style:language-asian="zxx" style:country-asian="none" style:language-complex="zxx" style:country-complex="none"/>
    </style:style>
    <style:style style:name="P53" style:family="paragraph" style:parent-style-name="Heading_20_1">
      <style:paragraph-properties fo:text-align="justify" style:justify-single-word="false"/>
      <style:text-properties fo:language="ca" fo:country="ES" style:language-asian="zxx" style:country-asian="none" style:language-complex="zxx" style:country-complex="none"/>
    </style:style>
    <style:style style:name="P54" style:family="paragraph" style:parent-style-name="Heading_20_1">
      <style:paragraph-properties fo:text-align="justify" style:justify-single-word="false"/>
      <style:text-properties fo:language="ca" fo:country="ES" fo:background-color="transparent" style:language-asian="zxx" style:country-asian="none" style:language-complex="zxx" style:country-complex="none"/>
    </style:style>
    <style:style style:name="P55" style:family="paragraph" style:parent-style-name="Heading_20_2">
      <style:paragraph-properties fo:text-align="justify" style:justify-single-word="false"/>
      <style:text-properties fo:language="ca" fo:country="ES" style:language-asian="zxx" style:country-asian="none" style:language-complex="zxx" style:country-complex="none"/>
    </style:style>
    <style:style style:name="P56" style:family="paragraph" style:parent-style-name="Heading_20_2">
      <style:paragraph-properties fo:text-align="justify" style:justify-single-word="false"/>
      <style:text-properties fo:language="ca" fo:country="ES" fo:background-color="transparent" style:language-asian="zxx" style:country-asian="none" style:language-complex="zxx" style:country-complex="none"/>
    </style:style>
    <style:style style:name="P57" style:family="paragraph" style:parent-style-name="Table_20_Contents" style:list-style-name="L14">
      <style:paragraph-properties fo:text-align="justify" style:justify-single-word="false"/>
      <style:text-properties fo:background-color="transparent"/>
    </style:style>
    <style:style style:name="P58" style:family="paragraph" style:parent-style-name="Table_20_Contents" style:list-style-name="L14">
      <style:paragraph-properties fo:text-align="justify" style:justify-single-word="false"/>
      <style:text-properties style:use-window-font-color="true" style:font-name="Arial" fo:font-size="11pt" fo:font-weight="normal" fo:background-color="transparent" style:font-name-asian="Consolas" style:font-size-asian="11pt" style:font-weight-asian="normal" style:font-name-complex="Consolas" style:font-size-complex="11pt" style:font-weight-complex="normal"/>
    </style:style>
    <style:style style:name="P59" style:family="paragraph" style:parent-style-name="Table_20_Contents" style:list-style-name="L14">
      <style:paragraph-properties fo:text-align="justify" style:justify-single-word="false"/>
      <style:text-properties style:use-window-font-color="true" style:text-line-through-style="none" style:text-line-through-type="none" style:font-name="Arial" fo:font-size="11pt" fo:language="zxx" fo:country="none" fo:font-weight="normal"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60" style:family="paragraph" style:parent-style-name="Contents_20_1">
      <style:paragraph-properties>
        <style:tab-stops>
          <style:tab-stop style:position="17cm" style:type="right" style:leader-style="dotted" style:leader-text="."/>
        </style:tab-stops>
      </style:paragraph-properties>
    </style:style>
    <style:style style:name="P61" style:family="paragraph" style:parent-style-name="Contents_20_2">
      <style:paragraph-properties>
        <style:tab-stops>
          <style:tab-stop style:position="16.501cm" style:type="right" style:leader-style="dotted" style:leader-text="."/>
        </style:tab-stops>
      </style:paragraph-properties>
    </style:style>
    <style:style style:name="P62" style:family="paragraph" style:parent-style-name="Heading_20_3">
      <style:paragraph-properties fo:text-align="justify" style:justify-single-word="false"/>
      <style:text-properties fo:language="ca" fo:country="ES" style:language-asian="zxx" style:country-asian="none" style:language-complex="zxx" style:country-complex="none"/>
    </style:style>
    <style:style style:name="P63" style:family="paragraph" style:parent-style-name="Heading_20_3">
      <style:text-properties fo:language="ca" fo:country="ES" fo:background-color="transparent" style:language-asian="zxx" style:country-asian="none" style:language-complex="zxx" style:country-complex="none"/>
    </style:style>
    <style:style style:name="P64" style:family="paragraph" style:parent-style-name="Heading_20_3">
      <style:paragraph-properties fo:text-align="justify" style:justify-single-word="false"/>
      <style:text-properties fo:language="ca" fo:country="ES" fo:background-color="transparent" style:language-asian="zxx" style:country-asian="none" style:language-complex="zxx" style:country-complex="none"/>
    </style:style>
    <style:style style:name="P65" style:family="paragraph" style:parent-style-name="Text_20_body">
      <style:text-properties fo:language="ca" fo:country="ES" fo:background-color="transparent" style:language-asian="zxx" style:country-asian="none" style:language-complex="zxx" style:country-complex="none"/>
    </style:style>
    <style:style style:name="P66" style:family="paragraph" style:parent-style-name="Text_20_body">
      <style:paragraph-properties fo:text-align="justify" style:justify-single-word="false"/>
      <style:text-properties fo:language="ca" fo:country="ES" fo:background-color="transparent" style:language-asian="zxx" style:country-asian="none" style:language-complex="zxx" style:country-complex="none"/>
    </style:style>
    <style:style style:name="P67" style:family="paragraph" style:parent-style-name="Text_20_body" style:list-style-name="L7">
      <style:paragraph-properties fo:text-align="justify" style:justify-single-word="false"/>
      <style:text-properties fo:language="ca" fo:country="ES" fo:background-color="transparent" style:language-asian="zxx" style:country-asian="none" style:language-complex="zxx" style:country-complex="none"/>
    </style:style>
    <style:style style:name="P68" style:family="paragraph" style:parent-style-name="Text_20_body" style:list-style-name="L8">
      <style:paragraph-properties fo:text-align="justify" style:justify-single-word="false"/>
      <style:text-properties fo:language="ca" fo:country="ES" fo:background-color="transparent" style:language-asian="zxx" style:country-asian="none" style:language-complex="zxx" style:country-complex="none"/>
    </style:style>
    <style:style style:name="P69" style:family="paragraph" style:parent-style-name="Text_20_body" style:list-style-name="L11">
      <style:paragraph-properties fo:text-align="justify" style:justify-single-word="false"/>
      <style:text-properties fo:language="ca" fo:country="ES" fo:background-color="transparent" style:language-asian="zxx" style:country-asian="none" style:language-complex="zxx" style:country-complex="none"/>
    </style:style>
    <style:style style:name="P70" style:family="paragraph" style:parent-style-name="Text_20_body" style:list-style-name="L12">
      <style:paragraph-properties fo:text-align="justify" style:justify-single-word="false"/>
      <style:text-properties fo:language="ca" fo:country="ES" fo:background-color="transparent" style:language-asian="zxx" style:country-asian="none" style:language-complex="zxx" style:country-complex="none"/>
    </style:style>
    <style:style style:name="P71" style:family="paragraph" style:parent-style-name="Text_20_body" style:list-style-name="L13">
      <style:paragraph-properties fo:text-align="justify" style:justify-single-word="false"/>
      <style:text-properties fo:language="ca" fo:country="ES" fo:background-color="transparent" style:language-asian="zxx" style:country-asian="none" style:language-complex="zxx" style:country-complex="none"/>
    </style:style>
    <style:style style:name="P72" style:family="paragraph" style:parent-style-name="Text_20_body" style:list-style-name="L14">
      <style:paragraph-properties fo:text-align="justify" style:justify-single-word="false"/>
      <style:text-properties fo:language="ca" fo:country="ES" fo:background-color="transparent" style:language-asian="zxx" style:country-asian="none" style:language-complex="zxx" style:country-complex="none"/>
    </style:style>
    <style:style style:name="P73" style:family="paragraph" style:parent-style-name="Text_20_body" style:list-style-name="L14">
      <style:paragraph-properties fo:text-align="start" style:justify-single-word="false"/>
      <style:text-properties fo:language="ca" fo:country="ES" fo:background-color="transparent" style:language-asian="zxx" style:country-asian="none" style:language-complex="zxx" style:country-complex="none"/>
    </style:style>
    <style:style style:name="P74" style:family="paragraph" style:parent-style-name="Text_20_body" style:list-style-name="L9">
      <style:paragraph-properties fo:text-align="justify" style:justify-single-word="false"/>
      <style:text-properties fo:language="ca" fo:country="ES" style:language-asian="zxx" style:country-asian="none" style:language-complex="zxx" style:country-complex="none"/>
    </style:style>
    <style:style style:name="P75" style:family="paragraph" style:parent-style-name="Text_20_body" style:list-style-name="L10">
      <style:paragraph-properties fo:text-align="justify" style:justify-single-word="false"/>
    </style:style>
    <style:style style:name="P76" style:family="paragraph" style:parent-style-name="Text_20_body" style:list-style-name="L10">
      <style:paragraph-properties fo:text-align="justify"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77" style:family="paragraph" style:parent-style-name="Text_20_body" style:list-style-name="L14">
      <style:paragraph-properties fo:text-align="justify"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78" style:family="paragraph" style:parent-style-name="Text_20_body" style:list-style-name="L10">
      <style:paragraph-properties fo:text-align="start"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79" style:family="paragraph" style:parent-style-name="Text_20_body" style:list-style-name="L14">
      <style:paragraph-properties fo:text-align="justify" style:justify-single-word="false"/>
      <style:text-properties fo:background-color="transparent"/>
    </style:style>
    <style:style style:name="P80" style:family="paragraph">
      <style:paragraph-properties fo:text-align="center"/>
    </style:style>
    <style:style style:name="T1" style:family="text">
      <style:text-properties fo:background-color="#ffff00" loext:char-shading-value="0"/>
    </style:style>
    <style:style style:name="T2" style:family="text">
      <style:text-properties fo:language="ca" fo:country="ES" fo:background-color="transparent" loext:char-shading-value="0" style:language-asian="zxx" style:country-asian="none" style:language-complex="zxx" style:country-complex="none"/>
    </style:style>
    <style:style style:name="T3" style:family="text">
      <style:text-properties fo:language="ca" fo:country="ES" style:language-asian="zxx" style:country-asian="none" style:language-complex="zxx" style:country-complex="none"/>
    </style:style>
    <style:style style:name="T4" style:family="text">
      <style:text-properties style:font-name="Arial" fo:font-size="11pt" fo:language="ca" fo:country="ES" fo:background-color="transparent" loext:char-shading-value="0" style:font-size-asian="11pt" style:language-asian="zxx" style:country-asian="none" style:font-size-complex="11pt" style:language-complex="zxx" style:country-complex="none"/>
    </style:style>
    <style:style style:name="T5" style:family="text">
      <style:text-properties style:use-window-font-color="true" style:text-line-through-style="none" style:text-line-through-type="none" style:font-name="Arial" fo:font-size="11pt" fo:language="zxx" fo:country="none" fo:font-weight="normal" style:font-size-asian="11pt" style:language-asian="zxx" style:country-asian="none" style:font-weight-asian="normal" style:font-size-complex="11pt" style:language-complex="zxx" style:country-complex="none" style:font-weight-complex="normal"/>
    </style:style>
    <style:style style:name="T6" style:family="text">
      <style:text-properties style:use-window-font-color="true" style:text-line-through-style="none" style:text-line-through-type="none" style:font-name="Arial" fo:font-size="11pt" fo:language="zxx" fo:country="none" fo:font-weight="normal"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T7" style:family="text">
      <style:text-properties style:use-window-font-color="true" style:font-name="Arial" fo:font-size="11pt" fo:font-weight="normal" fo:background-color="transparent" loext:char-shading-value="0" style:font-name-asian="Consolas" style:font-size-asian="11pt" style:font-weight-asian="normal" style:font-name-complex="Consolas" style:font-size-complex="11pt" style:font-weight-complex="normal"/>
    </style:style>
    <style:style style:name="T8" style:family="text">
      <style:text-properties style:text-line-through-style="none" style:text-line-through-type="none" style:font-name="Arial" fo:language="zxx" fo:country="none" style:language-asian="zxx" style:country-asian="none" style:language-complex="zxx" style:country-complex="none"/>
    </style:style>
    <style:style style:name="T9" style:family="text">
      <style:text-properties officeooo:rsid="000f56a1"/>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863cm" fo:text-indent="-0.635cm" fo:margin-left="1.86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98cm" fo:text-indent="-0.635cm" fo:margin-left="2.49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33cm" fo:text-indent="-0.635cm" fo:margin-left="3.13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68cm" fo:text-indent="-0.635cm" fo:margin-left="3.76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03cm" fo:text-indent="-0.635cm" fo:margin-left="4.40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38cm" fo:text-indent="-0.635cm" fo:margin-left="5.03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73cm" fo:text-indent="-0.635cm" fo:margin-left="5.67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08cm" fo:text-indent="-0.635cm" fo:margin-left="6.3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43cm" fo:text-indent="-0.635cm" fo:margin-left="6.94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78cm" fo:text-indent="-0.635cm" fo:margin-left="7.578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351cm" fo:text-indent="-0.635cm" fo:margin-left="2.3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86cm" fo:text-indent="-0.635cm" fo:margin-left="2.9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621cm" fo:text-indent="-0.635cm" fo:margin-left="3.6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256cm" fo:text-indent="-0.635cm" fo:margin-left="4.2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91cm" fo:text-indent="-0.635cm" fo:margin-left="4.8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526cm" fo:text-indent="-0.635cm" fo:margin-left="5.5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161cm" fo:text-indent="-0.635cm" fo:margin-left="6.1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96cm" fo:text-indent="-0.635cm" fo:margin-left="6.7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431cm" fo:text-indent="-0.635cm" fo:margin-left="7.4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066cm" fo:text-indent="-0.635cm" fo:margin-left="8.06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6"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
      <text:p text:style-name="P4"/>
      <text:p text:style-name="P4"/>
      <text:p text:style-name="P6"><draw:frame draw:style-name="fr2" draw:name="gráficos2" text:anchor-type="paragraph" svg:width="6.391cm" svg:height="3.346cm" draw:z-index="24"><draw:image xlink:href="Pictures/10000201000000E90000007A56FA1ADC77FFC228.png" xlink:type="simple" xlink:show="embed" xlink:actuate="onLoad" loext:mime-type="image/png"/></draw:frame></text:p>
      <text:p text:style-name="P4"/>
      <text:p text:style-name="P32">Manual de </text:p>
      <text:p text:style-name="P33">Migració de Versions</text:p>
      <text:p text:style-name="P32">de PortaFIB</text:p>
      <text:p text:style-name="P31">Informació de les tasques a realitzar durant l'actualització de versions de PortaFIB.</text:p>
      <text:p text:style-name="P7"/>
      <text:p text:style-name="P7"/>
      <text:p text:style-name="P7"/>
      <text:p text:style-name="P7"/>
      <text:p text:style-name="P7"/>
      <text:p text:style-name="P7"/>
      <text:p text:style-name="P7"/>
      <text:p text:style-name="P7"/>
      <text:p text:style-name="P7"/>
      <text:p text:style-name="P7"/>
      <text:p text:style-name="P7"/>
      <text:p text:style-name="P5"/>
      <table:table table:name="Tabla2" table:style-name="Tabla2">
        <table:table-column table:style-name="Tabla2.A"/>
        <table:table-column table:style-name="Tabla2.B"/>
        <table:table-column table:style-name="Tabla2.C"/>
        <table:table-row>
          <table:table-cell table:style-name="Tabla2.A1" office:value-type="string">
            <text:p text:style-name="P16"><draw:frame draw:style-name="fr3" draw:name="gràfics88" text:anchor-type="as-char" svg:width="4.944cm" svg:height="4.658cm" draw:z-index="26"><draw:image xlink:href="Pictures/10000201000002E6000002BBB8F8332B0EE480C1.png" xlink:type="simple" xlink:show="embed" xlink:actuate="onLoad" loext:mime-type="image/png"/></draw:frame><text:s/></text:p>
          </table:table-cell>
          <table:table-cell table:style-name="Tabla2.A1" office:value-type="string">
            <text:p text:style-name="P13"/>
          </table:table-cell>
          <table:table-cell table:style-name="Tabla2.C1" office:value-type="string">
            <text:p text:style-name="P13"><draw:frame draw:style-name="fr4" draw:name="gràfics125" text:anchor-type="char" svg:width="5.096cm" svg:height="3.911cm" draw:z-index="25"><draw:image xlink:href="Pictures/10000201000002D60000022D2826398EDEA2A7E4.png" xlink:type="simple" xlink:show="embed" xlink:actuate="onLoad" loext:mime-type="image/png"/></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18">Informació general del document.</text:p>
            <text:p text:style-name="P18"/>
          </table:table-cell>
          <table:covered-table-cell/>
          <table:covered-table-cell/>
          <table:covered-table-cell/>
        </table:table-row>
        <table:table-row>
          <table:table-cell table:style-name="Tabla3.A2" table:number-columns-spanned="4" office:value-type="string" table:protected="true">
            <text:p text:style-name="P19">Descripció.</text:p>
          </table:table-cell>
          <table:covered-table-cell/>
          <table:covered-table-cell/>
          <table:covered-table-cell/>
        </table:table-row>
        <table:table-row table:style-name="Tabla3.3">
          <table:table-cell table:style-name="Tabla3.A3" table:number-columns-spanned="4" office:value-type="string">
            <text:p text:style-name="P20"/>
          </table:table-cell>
          <table:covered-table-cell/>
          <table:covered-table-cell/>
          <table:covered-table-cell/>
        </table:table-row>
        <table:table-row table:style-name="Tabla3.4">
          <table:table-cell table:style-name="Tabla3.A3" office:value-type="string" table:protected="true">
            <text:p text:style-name="P17">Títol:</text:p>
          </table:table-cell>
          <table:table-cell table:style-name="Tabla3.B4" table:number-columns-spanned="3" office:value-type="string">
            <text:p text:style-name="P12">Manual de Migració de Versions de PortaFIB</text:p>
          </table:table-cell>
          <table:covered-table-cell/>
          <table:covered-table-cell/>
        </table:table-row>
        <table:table-row table:style-name="Tabla3.5">
          <table:table-cell table:style-name="Tabla3.A3" office:value-type="string" table:protected="true">
            <text:p text:style-name="P22">Estat:</text:p>
          </table:table-cell>
          <table:table-cell table:style-name="Tabla3.B4" table:number-columns-spanned="3" office:value-type="string">
            <text:p text:style-name="P12">Esborrany/Aprovat</text:p>
          </table:table-cell>
          <table:covered-table-cell/>
          <table:covered-table-cell/>
        </table:table-row>
        <table:table-row table:style-name="Tabla3.6">
          <table:table-cell table:style-name="Tabla3.A3" office:value-type="string" table:protected="true">
            <text:p text:style-name="P22">Versió:</text:p>
          </table:table-cell>
          <table:table-cell table:style-name="Tabla3.B6" table:number-columns-spanned="3" office:value-type="string">
            <text:p text:style-name="Standard">1.0</text:p>
          </table:table-cell>
          <table:covered-table-cell/>
          <table:covered-table-cell/>
        </table:table-row>
        <table:table-row table:style-name="Tabla3.7">
          <table:table-cell table:style-name="Tabla3.A3" office:value-type="string" table:protected="true">
            <text:p text:style-name="P22">Autor/s:</text:p>
          </table:table-cell>
          <table:table-cell table:style-name="Tabla3.B4" table:number-columns-spanned="3" office:value-type="string">
            <text:p text:style-name="P12">Antoni Nadal Bennasar</text:p>
          </table:table-cell>
          <table:covered-table-cell/>
          <table:covered-table-cell/>
        </table:table-row>
        <table:table-row table:style-name="Tabla3.8">
          <table:table-cell table:style-name="Tabla3.A3" office:value-type="string" table:protected="true">
            <text:p text:style-name="P22">Creat:</text:p>
          </table:table-cell>
          <table:table-cell table:style-name="Tabla3.B4" table:number-columns-spanned="3" office:value-type="string">
            <text:p text:style-name="P12">14/02/2018</text:p>
          </table:table-cell>
          <table:covered-table-cell/>
          <table:covered-table-cell/>
        </table:table-row>
        <table:table-row table:style-name="Tabla3.9">
          <table:table-cell table:style-name="Tabla3.A3" office:value-type="string" table:protected="true">
            <text:p text:style-name="P22">Modificat</text:p>
          </table:table-cell>
          <table:table-cell table:style-name="Tabla3.B4" table:number-columns-spanned="3" office:value-type="string">
            <text:p text:style-name="P12"><text:modification-date style:data-style-name="N36">28/05/2019</text:modification-date></text:p>
          </table:table-cell>
          <table:covered-table-cell/>
          <table:covered-table-cell/>
        </table:table-row>
        <table:table-row table:style-name="Tabla3.10">
          <table:table-cell table:style-name="Tabla3.A3" office:value-type="string" table:protected="true">
            <text:p text:style-name="P22">Fitxer:</text:p>
          </table:table-cell>
          <table:table-cell table:style-name="Tabla3.B4" table:number-columns-spanned="3" office:value-type="string">
            <text:p text:style-name="P12"><text:file-name text:display="name-and-extension">Manual_de_Migracio_de_Versions_de_PortaFIB.odt</text:file-name></text:p>
          </table:table-cell>
          <table:covered-table-cell/>
          <table:covered-table-cell/>
        </table:table-row>
        <table:table-row table:style-name="Tabla3.11">
          <table:table-cell table:style-name="Tabla3.A3" table:number-columns-spanned="4" office:value-type="string">
            <text:p text:style-name="P21"/>
          </table:table-cell>
          <table:covered-table-cell/>
          <table:covered-table-cell/>
          <table:covered-table-cell/>
        </table:table-row>
        <table:table-row>
          <table:table-cell table:style-name="Tabla3.A2" table:number-columns-spanned="4" office:value-type="string">
            <text:p text:style-name="P19">Històric de modificacions.</text:p>
          </table:table-cell>
          <table:covered-table-cell/>
          <table:covered-table-cell/>
          <table:covered-table-cell/>
        </table:table-row>
        <table:table-row>
          <table:table-cell table:style-name="Tabla3.A3" table:number-columns-spanned="4" office:value-type="string">
            <text:p text:style-name="P21"/>
          </table:table-cell>
          <table:covered-table-cell/>
          <table:covered-table-cell/>
          <table:covered-table-cell/>
        </table:table-row>
        <table:table-row>
          <table:table-cell table:style-name="Tabla3.A3" table:number-columns-spanned="2" office:value-type="string" table:protected="true">
            <text:p text:style-name="P23">Comentari:</text:p>
          </table:table-cell>
          <table:covered-table-cell/>
          <table:table-cell table:style-name="Tabla3.A3" office:value-type="string" table:protected="true">
            <text:p text:style-name="P23">Autor/s:</text:p>
          </table:table-cell>
          <table:table-cell table:style-name="Tabla3.A3" office:value-type="string" table:protected="true">
            <text:p text:style-name="P23">Data:</text:p>
          </table:table-cell>
        </table:table-row>
        <table:table-row table:style-name="Tabla3.15">
          <table:table-cell table:style-name="Tabla3.B4" table:number-columns-spanned="2" office:value-type="string">
            <text:p text:style-name="P14">Crear Document </text:p>
          </table:table-cell>
          <table:covered-table-cell/>
          <table:table-cell table:style-name="Tabla3.B4" office:value-type="string">
            <text:p text:style-name="P14">A. Nadal</text:p>
          </table:table-cell>
          <table:table-cell table:style-name="Tabla3.B4" office:value-type="string">
            <text:p text:style-name="P14">14/02/2018</text:p>
          </table:table-cell>
        </table:table-row>
        <table:table-row table:style-name="Tabla3.16">
          <table:table-cell table:style-name="Tabla3.B4" table:number-columns-spanned="2" office:value-type="string">
            <text:p text:style-name="P14">Migració a 1.1.4</text:p>
          </table:table-cell>
          <table:covered-table-cell/>
          <table:table-cell table:style-name="Tabla3.B4" office:value-type="string">
            <text:p text:style-name="P14">A. Nadal</text:p>
          </table:table-cell>
          <table:table-cell table:style-name="Tabla3.B4" office:value-type="string">
            <text:p text:style-name="P14">14/02/2018</text:p>
          </table:table-cell>
        </table:table-row>
        <table:table-row table:style-name="Tabla3.17">
          <table:table-cell table:style-name="Tabla3.B4" table:number-columns-spanned="2" office:value-type="string">
            <text:p text:style-name="P14"/>
          </table:table-cell>
          <table:covered-table-cell/>
          <table:table-cell table:style-name="Tabla3.B4" office:value-type="string">
            <text:p text:style-name="P14"/>
          </table:table-cell>
          <table:table-cell table:style-name="Tabla3.B4" office:value-type="string">
            <text:p text:style-name="P14"/>
          </table:table-cell>
        </table:table-row>
        <table:table-row table:style-name="Tabla3.18">
          <table:table-cell table:style-name="Tabla3.B4" table:number-columns-spanned="2" office:value-type="string">
            <text:p text:style-name="P14"/>
          </table:table-cell>
          <table:covered-table-cell/>
          <table:table-cell table:style-name="Tabla3.B4" office:value-type="string">
            <text:p text:style-name="P14"/>
          </table:table-cell>
          <table:table-cell table:style-name="Tabla3.B4" office:value-type="string">
            <text:p text:style-name="P14"/>
          </table:table-cell>
        </table:table-row>
        <table:table-row table:style-name="Tabla3.19">
          <table:table-cell table:style-name="Tabla3.B4" table:number-columns-spanned="2" office:value-type="string">
            <text:p text:style-name="P14"/>
          </table:table-cell>
          <table:covered-table-cell/>
          <table:table-cell table:style-name="Tabla3.B4" office:value-type="string">
            <text:p text:style-name="P14"/>
          </table:table-cell>
          <table:table-cell table:style-name="Tabla3.B4" office:value-type="string">
            <text:p text:style-name="P14"/>
          </table:table-cell>
        </table:table-row>
        <table:table-row table:style-name="Tabla3.20">
          <table:table-cell table:style-name="Tabla3.B4" table:number-columns-spanned="2" office:value-type="string">
            <text:p text:style-name="P14"/>
          </table:table-cell>
          <table:covered-table-cell/>
          <table:table-cell table:style-name="Tabla3.B4" office:value-type="string">
            <text:p text:style-name="P14"/>
          </table:table-cell>
          <table:table-cell table:style-name="Tabla3.B4" office:value-type="string">
            <text:p text:style-name="P14"/>
          </table:table-cell>
        </table:table-row>
        <table:table-row table:style-name="Tabla3.21">
          <table:table-cell table:style-name="Tabla3.B4" table:number-columns-spanned="2" office:value-type="string">
            <text:p text:style-name="P14"/>
          </table:table-cell>
          <table:covered-table-cell/>
          <table:table-cell table:style-name="Tabla3.B4" office:value-type="string">
            <text:p text:style-name="P14"/>
          </table:table-cell>
          <table:table-cell table:style-name="Tabla3.B4" office:value-type="string">
            <text:p text:style-name="P14"/>
          </table:table-cell>
        </table:table-row>
        <table:table-row table:style-name="Tabla3.22">
          <table:table-cell table:style-name="Tabla3.B4" table:number-columns-spanned="2" office:value-type="string">
            <text:p text:style-name="P14"/>
          </table:table-cell>
          <table:covered-table-cell/>
          <table:table-cell table:style-name="Tabla3.B4" office:value-type="string">
            <text:p text:style-name="P14"/>
          </table:table-cell>
          <table:table-cell table:style-name="Tabla3.B4" office:value-type="string">
            <text:p text:style-name="P14"/>
          </table:table-cell>
        </table:table-row>
        <table:table-row>
          <table:table-cell table:style-name="Tabla3.A3" table:number-columns-spanned="4" office:value-type="string">
            <text:p text:style-name="P21"/>
          </table:table-cell>
          <table:covered-table-cell/>
          <table:covered-table-cell/>
          <table:covered-table-cell/>
        </table:table-row>
        <table:table-row>
          <table:table-cell table:style-name="Tabla3.A2" table:number-columns-spanned="4" office:value-type="string" table:protected="true">
            <text:p text:style-name="P19">Font documental.</text:p>
          </table:table-cell>
          <table:covered-table-cell/>
          <table:covered-table-cell/>
          <table:covered-table-cell/>
        </table:table-row>
        <table:table-row>
          <table:table-cell table:style-name="Tabla3.A1" table:number-columns-spanned="4" office:value-type="string">
            <text:p text:style-name="P15"/>
          </table:table-cell>
          <table:covered-table-cell/>
          <table:covered-table-cell/>
          <table:covered-table-cell/>
        </table:table-row>
        <table:table-row>
          <table:table-cell table:style-name="Tabla3.A1" table:number-columns-spanned="4" office:value-type="string">
            <text:p text:style-name="P14"/>
          </table:table-cell>
          <table:covered-table-cell/>
          <table:covered-table-cell/>
          <table:covered-table-cell/>
        </table:table-row>
        <table:table-row>
          <table:table-cell table:style-name="Tabla3.A1" table:number-columns-spanned="4" office:value-type="string">
            <text:p text:style-name="P24"/>
          </table:table-cell>
          <table:covered-table-cell/>
          <table:covered-table-cell/>
          <table:covered-table-cell/>
        </table:table-row>
        <table:table-row>
          <table:table-cell table:style-name="Tabla3.A1" table:number-columns-spanned="4" office:value-type="string">
            <text:p text:style-name="P14"/>
          </table:table-cell>
          <table:covered-table-cell/>
          <table:covered-table-cell/>
          <table:covered-table-cell/>
        </table:table-row>
        <table:table-row>
          <table:table-cell table:style-name="Tabla3.A1" table:number-columns-spanned="4" office:value-type="string">
            <text:p text:style-name="P14"/>
          </table:table-cell>
          <table:covered-table-cell/>
          <table:covered-table-cell/>
          <table:covered-table-cell/>
        </table:table-row>
      </table:table>
      <text:p text:style-name="P29"/>
      <text:p text:style-name="P5"/>
      <text:p text:style-name="P11"/>
      <text:table-of-content text:style-name="Sect1" text:protected="true" text:name="Índice de contenido1">
        <text:table-of-content-source text:outline-level="2">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60">1.- Introducció<text:tab/>4</text:p>
          <text:p text:style-name="P60">2.- Migració de PortaFIB 1.0.0 a PortaFIB 1.1.0<text:tab/>4</text:p>
          <text:p text:style-name="P61">2.1.- Descripció de Millores<text:tab/>4</text:p>
          <text:p text:style-name="P61">2.2.- Actualitzar BBDD<text:tab/>4</text:p>
          <text:p text:style-name="P61">2.3.- Propietats de Sistema<text:tab/>4</text:p>
          <text:p text:style-name="P61">2.4.- Canvis Configuració Web<text:tab/>5</text:p>
          <text:p text:style-name="P60">3.- Migració de PortaFIB 1.1.0 a PortaFIB 1.1.1<text:tab/>6</text:p>
          <text:p text:style-name="P61">3.1.- Descripció de Millores<text:tab/>6</text:p>
          <text:p text:style-name="P61">3.2.- Actualitzar BBDD<text:tab/>6</text:p>
          <text:p text:style-name="P60">4.- Migració de PortaFIB 1.1.1 a PortaFIB 1.1.2<text:tab/>7</text:p>
          <text:p text:style-name="P61">4.1.- Descripció de Millores<text:tab/>7</text:p>
          <text:p text:style-name="P61">4.2.- Actualitzar BBDD<text:tab/>7</text:p>
          <text:p text:style-name="P60">5.- Migració de PortaFIB 1.1.2 a PortaFIB 1.1.3<text:tab/>7</text:p>
          <text:p text:style-name="P61">5.1.- Descripció de Millores<text:tab/>7</text:p>
          <text:p text:style-name="P61">5.2.- Actualitzar BBDD<text:tab/>7</text:p>
          <text:p text:style-name="P60">6.- Migració de PortaFIB 1.1.3 a PortaFIB 1.1.4<text:tab/>7</text:p>
          <text:p text:style-name="P61">6.1.- Descripció de Millores<text:tab/>7</text:p>
          <text:p text:style-name="P61">6.2.- Sistemes<text:tab/>7</text:p>
          <text:p text:style-name="P61">6.3.- Canvis Configuració Web<text:tab/>8</text:p>
          <text:p text:style-name="P61">6.4.- Desenvolupador<text:tab/>8</text:p>
          <text:p text:style-name="P60">7.- Migració de PortaFIB 1.1.4 a PortaFIB 1.1.5<text:tab/>8</text:p>
          <text:p text:style-name="P61">7.1.- Descripció de Millores<text:tab/>9</text:p>
          <text:p text:style-name="P61">7.2.- Canvis Configuració Web<text:tab/>9</text:p>
          <text:p text:style-name="P60">8.- Migració de PortaFIB 1.1.4 a PortaFIB 2.0<text:tab/>10</text:p>
          <text:p text:style-name="P61">8.1.- Descripció de Millores<text:tab/>10</text:p>
          <text:p text:style-name="P61">8.2.- Desenvolupador<text:tab/>10</text:p>
          <text:p text:style-name="P61">8.3.- Sistemes<text:tab/>10</text:p>
          <text:p text:style-name="P61">8.4.- Canvis Configuració Web<text:tab/>11</text:p>
        </text:index-body>
      </text:table-of-content>
      <text:p text:style-name="Text_20_body"/>
      <text:p text:style-name="P30"/>
      <text:h text:style-name="Heading_20_1" text:outline-level="1">Introducció</text:h>
      <text:p text:style-name="P9"/>
      <text:p text:style-name="P8"><text:tab/>Aquest manual servirà d'ajuda per l'actualització de versions de PortaFIB i descriurà les tasques a realitzar a nivell de BBDD, configuració de propietats de sistema i canvis en l'entorn web. També s'inclourà un resum de les millores realitzades en aquella versió a molt alt nivell. Recordau que hi ha el fitxer changes.log on es detallan tots els canvis realitzats a nivell de desenvolupador.</text:p>
      <text:p text:style-name="P8"/>
      <text:p text:style-name="P9"/>
      <text:h text:style-name="P53" text:outline-level="1">Migració de PortaFIB 1.0.0 a PortaFIB 1.1.0</text:h>
      <text:h text:style-name="P55" text:outline-level="2">Descripció de Millores</text:h>
      <text:p text:style-name="P37"><text:tab/>Revisar Fitxer changes.log</text:p>
      <text:h text:style-name="P55" text:outline-level="2">Actualitzar BBDD</text:h>
      <text:p text:style-name="P9"/>
      <text:p text:style-name="P8"><text:tab/>Actualitzar BBDD executant scripts <text:s/>del directori [portafib-1.1]\scripts\bbdd\1.1\[SGBD]\update_from_1.0.0_to_1.1.0. S'han d'executar seguint l'ordre numèric del nom del fitxer.</text:p>
      <text:p text:style-name="P8"/>
      <text:p text:style-name="P8"/>
      <text:h text:style-name="P55" text:outline-level="2">Propietats de Sistema</text:h>
      <text:p text:style-name="P8"/>
      <text:h text:style-name="Heading_20_3" text:outline-level="3">Migrar Propietats de sistema a camps de Dades de l'entitat</text:h>
      <text:list xml:id="list143804541" text:style-name="L1">
        <text:list-item>
          <text:p text:style-name="P46">Les propietats es.caib.portafib.firmatperformat.{entitat}.{idioma} i es.caib.portafib.motiudelegacioformat.{entitat}.{idioma} definides al fitxer portafib-properties-service.xml seran mogudes al camps [Format del camp ´Firmat per´] i [Format del camp ´Motiu Delegació´] de l'entitat i l'idioma corresponent. S'hauran de decodificar el caràcters codificats en URLEncoder.</text:p>
        </text:list-item>
        <text:list-item>
          <text:p text:style-name="P46">La propietat "es.caib.portafib.checknifcertificate" del fitxer portafib-properties-service.xml s'ha mogut al camp "Comprovar NIF després de firmar" de Dades de l'Entitat</text:p>
        </text:list-item>
        <text:list-item>
          <text:p text:style-name="P46">La propietat "es.caib.portafib.defaultsignalgorit<text:span text:style-name="T9">h</text:span>mid" del fitxer portafib-properties-service.xml s'ha mogut al camp "Algorisme de firma <text:s/>(*)" de Dades de l'Entitat</text:p>
        </text:list-item>
      </text:list>
      <text:p text:style-name="P8"/>
      <text:h text:style-name="P62" text:outline-level="3">Migrar Propietats de Sistema a "Propietats Globals" de PortaFIB </text:h>
      <text:p text:style-name="P8"/>
      <text:p text:style-name="P8"><text:tab/>S'han mogut les següents propietats a "Propietats Globals" de PortaFIB a entorn Web (Veure menú d'Administrador). S'ha d'anar al Menú d'Administrador i s'ha de revisar que el valors <text:soft-page-break/>de les propietats del fitxer siguin les mateixes que el valor que apareix en la pagina web. Al final, aquestes propietats s'han d'esborrar del fitxer portafib-properties-service.xml. </text:p>
      <text:list xml:id="list3827241720" text:style-name="L2">
        <text:list-item>
          <text:p text:style-name="P47">es.caib.portafib.editableuser</text:p>
        </text:list-item>
        <text:list-item>
          <text:p text:style-name="P47">es.caib.portafib.numberoferrorsinnotificationtosendmail</text:p>
        </text:list-item>
        <text:list-item>
          <text:p text:style-name="P47">es.caib.portafib.numberoferrorstopausenotification</text:p>
        </text:list-item>
        <text:list-item>
          <text:p text:style-name="P47">es.caib.portafib.notificationtimelapse</text:p>
        </text:list-item>
        <text:list-item>
          <text:p text:style-name="P47">es.caib.portafib.signaturemodule.absoluteurl (Nova propietat en PortaFIB 1.1)</text:p>
        </text:list-item>
        <text:list-item>
          <text:p text:style-name="P47">es.caib.portafib.maxuploadsizeinbytes</text:p>
        </text:list-item>
        <text:list-item>
          <text:p text:style-name="P47">es.caib.portafib.maxfitxeradaptatsizeinbytes</text:p>
        </text:list-item>
        <text:list-item>
          <text:p text:style-name="P47">es.caib.portafib.url</text:p>
        </text:list-item>
        <text:list-item>
          <text:p text:style-name="P47">es.caib.portafib.email.from</text:p>
        </text:list-item>
        <text:list-item>
          <text:p text:style-name="P47">es.caib.portafib.automaticredirect</text:p>
        </text:list-item>
        <text:list-item>
          <text:p text:style-name="P47">es.caib.portafib.emailsgroupedsendercronexpression</text:p>
        </text:list-item>
        <text:list-item>
          <text:p text:style-name="P47">es.caib.portafib.defaultentity</text:p>
        </text:list-item>
        <text:list-item>
          <text:p text:style-name="P47">es.caib.portafib.defaultrolesincreation</text:p>
        </text:list-item>
        <text:list-item>
          <text:p text:style-name="P47">es.caib.portafib.entitatidforagentssql</text:p>
        </text:list-item>
        <text:list-item>
          <text:p text:style-name="P47">es.caib.portafib.passwordforagentssql</text:p>
        </text:list-item>
      </text:list>
      <text:p text:style-name="P8"/>
      <text:h text:style-name="P62" text:outline-level="3">Migrar Propietats de Sistema a "Propietats d'Entitat" de PortaFIB</text:h>
      <text:p text:style-name="P8"/>
      <text:p text:style-name="P8"><text:tab/>S'han mogut les següents propietats a "Propietats d'Entitat" de l'Entitat a entorn Web (Veure menu d'Administrador d'Entitat). S'ha d'anar al Menú d'Administrador d'Entitat i s'ha de revisar que el valors de les propietats del fitxer siguin les mateixes que el valor que apareix en la pagina web. Al final, aquestes propietats s'han d'esborrar del fitxer portafib-properties-service.xml</text:p>
      <text:list xml:id="list3620962693" text:style-name="L3">
        <text:list-item>
          <text:p text:style-name="P48">es.caib.portafib.maxitemstoshowinautocomplete</text:p>
        </text:list-item>
        <text:list-item>
          <text:p text:style-name="P48">es.caib.portafib.mincharstostartautocomplete</text:p>
        </text:list-item>
        <text:list-item>
          <text:p text:style-name="P48">es.caib.portafib.maxtimelockedsigninms</text:p>
        </text:list-item>
      </text:list>
      <text:p text:style-name="P8"><text:s text:c="11"/></text:p>
      <text:h text:style-name="P62" text:outline-level="3">Esborrar Propietats de Sistema</text:h>
      <text:p text:style-name="P8"><text:tab/>S'han d'esborrar del fitxer portafib-properties-service.xml les següent propietats:</text:p>
      <text:list xml:id="list4113257357" text:style-name="L4">
        <text:list-item>
          <text:p text:style-name="P49">es.caib.portafib.name</text:p>
        </text:list-item>
      </text:list>
      <text:p text:style-name="P8"/>
      <text:h text:style-name="P55" text:outline-level="2">Canvis Configuració Web</text:h>
      <text:p text:style-name="P8"/>
      <text:h text:style-name="P62" text:outline-level="3">Mòduls de Firma Web</text:h>
      <text:p text:style-name="P8"/>
      <text:p text:style-name="P8"><text:tab/>S'han de donar d'alta Mòduls de Firma en l'Administrador i l'Administrador d'Entitat (El modul de firma de MiniApplet en servidor és de proves però totalment funcional. Revisar el Manual d'usuari per saber en detall les propietats de cada Plugin</text:p>
      <text:p text:style-name="P8"/>
      <text:h text:style-name="P62" text:outline-level="3">Custòdia</text:h>
      <text:p text:style-name="P8"><text:tab/>S'han de migrar les propietats del plugin de custòdia del fitxer <text:s/>portafib-properties-service.xml als mòduls de custòdia d'Administrador i Administrador d'Entitat (Nota: No hi ha <text:soft-page-break/>d'haver cap petició en marxa amb custòdia</text:p>
      <text:list xml:id="list3356019619" text:style-name="L5">
        <text:list-item>
          <text:p text:style-name="P50">S'ha de crear un plugin de custòdia (copiar dades de portafib-properties-service.xml)(ADMIN)</text:p>
        </text:list-item>
        <text:list-item>
          <text:p text:style-name="P50">S'ha de crear una plantilla de custòdia a gust de l'entitat (ADEN)</text:p>
        </text:list-item>
        <text:list-item>
          <text:p text:style-name="P50">Modificar l'entitat per assignar-li la plantilla de custòdia corresponent.</text:p>
        </text:list-item>
        <text:list-item>
          <text:p text:style-name="P50">Eliminar les propietats "es.caib.portafib.defaultcustodymessage.{entitat_id}.{idioma}" del fitxer portafib-properties-service.xml</text:p>
        </text:list-item>
        <text:list-item>
          <text:p text:style-name="P52">Eliminar les propietats de plugin de custòdia del fitxer portafib-properties-service.xml (entrades es.caib.portafib.documentcustodyplugin.* i es.caib.portafib.plugins.documentcustody.*)</text:p>
        </text:list-item>
      </text:list>
      <text:p text:style-name="P8"/>
      <text:h text:style-name="P62" text:outline-level="3">Segellat de Temps</text:h>
      <text:p text:style-name="P8"><text:tab/>Gestió de Segell de Temps. PortaFIB 1.1 suporta Segellat de Temps, per la qual cosa si es desitja aquesta característica l'Administrador l'haurà de configurar.</text:p>
      <text:p text:style-name="P8"/>
      <text:h text:style-name="Heading_20_3" text:outline-level="3">Notificacions amb Correu Agrupat</text:h>
      <text:p text:style-name="P8"><text:tab/>Tots aquells usuaris que hagin configurat els correus agrupats perdran la seva configuració. Han d'anar al Menú d'inici i tornar a configurar-ho.</text:p>
      <text:p text:style-name="P8"/>
      <text:h text:style-name="P62" text:outline-level="3">Filtres de <text:s/>Certificats</text:h>
      <text:p text:style-name="P8"/>
      <text:p text:style-name="P8">Filtres de <text:s/>Certificats (veure punt "10.3.- Filtres de Certificats" del Manual d'Usuari):</text:p>
      <text:list xml:id="list961523528" text:style-name="L6">
        <text:list-item>
          <text:p text:style-name="P51">En general: S'han d'adaptar als filtres definits en el document d'integració del MiniApplet</text:p>
        </text:list-item>
        <text:list-item>
          <text:p text:style-name="P51">Per la CAIB: S'han de substituir les següents cadenes:</text:p>
          <text:list>
            <text:list-item>
              <text:p text:style-name="P51">"checkexpiration:true" =&gt; "filters.1=nonexpired:"</text:p>
            </text:list-item>
            <text:list-item>
              <text:p text:style-name="P51">"rfc2254_rec_issuer:" <text:s/>=&gt; "filters.2=issuer.rfc2254.recurse:"</text:p>
            </text:list-item>
            <text:list-item>
              <text:p text:style-name="P51">"policyid:" <text:s text:c="2"/>=&gt; "filters.3=policyid:"</text:p>
            </text:list-item>
          </text:list>
        </text:list-item>
      </text:list>
      <text:p text:style-name="P8"/>
      <text:h text:style-name="P53" text:outline-level="1"><text:bookmark-start text:name="__RefHeading__21125_1677091252"/>Migració de PortaFIB 1.1.0 a PortaFIB 1.1.1<text:bookmark-end text:name="__RefHeading__21125_1677091252"/></text:h>
      <text:p text:style-name="P9"/>
      <text:h text:style-name="P55" text:outline-level="2">Descripció de Millores</text:h>
      <text:p text:style-name="P35"><text:tab/><text:span text:style-name="T1">Revisar Fitxer changes.log</text:span></text:p>
      <text:h text:style-name="P55" text:outline-level="2">Actualitzar BBDD</text:h>
      <text:p text:style-name="P9"/>
      <text:p text:style-name="P8"><text:tab/>Actualitzar BBDD executant l'script <text:s/>[portafib-1.1]\scripts\bbdd\1.1\[SGBD]\update_data_from_1.1.0_to_1.1.1.sql.</text:p>
      <text:p text:style-name="P8"/>
      <text:p text:style-name="P8"/>
      <text:p text:style-name="P8"/>
      <text:h text:style-name="P53" text:outline-level="1"><text:soft-page-break/>Migració de PortaFIB 1.1.1 a PortaFIB 1.1.2</text:h>
      <text:p text:style-name="P9"/>
      <text:h text:style-name="P55" text:outline-level="2">Descripció de Millores</text:h>
      <text:p text:style-name="P35"><text:tab/><text:span text:style-name="T1">Revisar Fitxer changes.log</text:span></text:p>
      <text:h text:style-name="P55" text:outline-level="2">Actualitzar BBDD</text:h>
      <text:p text:style-name="P10"/>
      <text:p text:style-name="P10"><text:tab/>Actualitzar BBDD executant l'script <text:s/>[portafib-1.1]\scripts\bbdd\1.1\[SGBD]\update_data_from_1.1.1_to_1.1.2.sql.</text:p>
      <text:p text:style-name="P10"/>
      <text:p text:style-name="P10"/>
      <text:p text:style-name="P8"/>
      <text:h text:style-name="P53" text:outline-level="1">Migració de PortaFIB 1.1.2 a PortaFIB 1.1.3</text:h>
      <text:p text:style-name="P9"/>
      <text:h text:style-name="P55" text:outline-level="2">Descripció de Millores</text:h>
      <text:p text:style-name="P35"><text:tab/><text:span text:style-name="T1">Revisar Fitxer changes.log</text:span></text:p>
      <text:h text:style-name="P55" text:outline-level="2">Actualitzar BBDD</text:h>
      <text:p text:style-name="P10"/>
      <text:p text:style-name="P10"><text:tab/>Actualitzar BBDD executant els scripts de BBDD <text:s/>[portafib-1.1]\scripts\bbdd\1.1\[SGBD]\update_data_from_1.1.2_to_1.1.3.sql i update_schema_from_1.1.2_to_1.1.3.sql</text:p>
      <text:p text:style-name="P10"/>
      <text:p text:style-name="P10"/>
      <text:h text:style-name="P54" text:outline-level="1">Migració de PortaFIB 1.1.3 a PortaFIB 1.1.4</text:h>
      <text:p text:style-name="P10"/>
      <text:h text:style-name="P55" text:outline-level="2">Descripció de Millores</text:h>
      <text:p text:style-name="P35"><text:tab/><text:span text:style-name="T1">Revisar Fitxer changes.log</text:span></text:p>
      <text:h text:style-name="P56" text:outline-level="2" text:is-list-header="true"/>
      <text:p text:style-name="P10"/>
      <text:p text:style-name="P10"/>
      <text:h text:style-name="P56" text:outline-level="2">Sistemes</text:h>
      <text:list xml:id="list1252746059" text:style-name="L7">
        <text:list-item>
          <text:p text:style-name="P67">Eliminar el fitxer “portafib-notificacionsqueue-service.xml” del directori de deploy ja que no s'usa.</text:p>
        </text:list-item>
      </text:list>
      <text:h text:style-name="P56" text:outline-level="2"><text:soft-page-break/>Canvis Configuració Web</text:h>
      <text:list xml:id="list2103436059" text:style-name="L8">
        <text:list-item>
          <text:p text:style-name="P68">S'ha actualitzat la versió de l'API de Document Custody, per la qual cosa hi ha nous plugins i noves propietats. En el manual d'usuari en el punt “Implementacions de Plugin de Custòdia” s'han afegit els nous plugins i les noves propietats disponibles Revisar els Plugins donats d'alta de “Gestió de Plugins de Custòdia” en el menú “Administrador” i actualitzar les propietats.</text:p>
        </text:list-item>
        <text:list-item>
          <text:p text:style-name="P68">De l'opció de menú “Gestió de Plantilles de Custòdia” del menú “Administrador d'Entitat” s'han de revisar el camp “Paràmetres per Custodia<text:tab/>” de totes les entrades existents. Ara ha de contenir una cadena en format de Properties (o sigui, llistat de claus-valors separat per espai i una entrada per cada línia)</text:p>
        </text:list-item>
        <text:list-item>
          <text:p text:style-name="P68">Hi ha un nou Plugin de Firma en Servidor anomenat “@firmaLibs” que utilitza les llibreries de @firma per realitzar les firmes. Podeu trobar informació d'aquest nou plugin a l'apartat de Mòduls de Firma en Servidor de l'Administrador PortaFIB del Manual d'Usuari.</text:p>
        </text:list-item>
        <text:list-item>
          <text:p text:style-name="P68">Les Notificacions WS del Mneú d'Administrador d'Entitat <text:s/>ara s'aomenen Notificacions CallBack, i el llistat s'ha modificat amb més informació i control sobre el Programador que gestiona els reenviaments. Veure punt “5.15.- Llistat de Notificacions CallBack”</text:p>
        </text:list-item>
      </text:list>
      <text:p text:style-name="P10"/>
      <text:h text:style-name="P56" text:outline-level="2">Desenvolupador</text:h>
      <text:list xml:id="list582618088" text:style-name="L9">
        <text:list-item>
          <text:p text:style-name="P74">Compilar PortaFIB: Pareix ser que GitHub ha incrementat la seguretat en el seus servidors i ha passat a utilitzar protocol HTTPS TLSv1.2. Això ha fet que al descarregar fitxers del repositori maven i fer deploy (pujar noves versions al repositori maven) falli amb un error "Received fatal alert: protocol_version". Pels que vulguin seguir utilitzant JDK 1.6 i no volem canviar ni de JDK ni de maven es descriu un petit PATCH <text:s/>en la segona entrada d'aquest tiquet: https://github.com/GovernIB/portafib/issues/158</text:p>
        </text:list-item>
        <text:list-item>
          <text:p text:style-name="P74">S'ha eliminat la Coa JBoss de Notificacions CallBack i s'ha substituït per un Programador EJB. El funcionament del mateix es descriu en el manual d'usuari en un subpunt del punt “5.15.- Llistat de Notificacions CallBack”</text:p>
        </text:list-item>
        <text:list-item>
          <text:p text:style-name="P74">S'ha creat el Prototipus ja funcional de la nova “API de Firma Web Simple” i “API de Firma En Servidor”. Es molt més senzilla que l'API de Firma Web/En Servidor <text:s/>ja que els valors i plugins es gestionen des del Servidor. Revisar carpeta <text:s/>“apifirmasimple” del codi font de PortaFIB: aquí trobareu l'API i un exemple WebApp d'ús de les dues APIs. Falta documentar. Més info a <text:a xlink:type="simple" xlink:href="https://github.com/GovernIB/portafib/issues/148" text:style-name="Internet_20_link" text:visited-style-name="Visited_20_Internet_20_Link">https://github.com/GovernIB/portafib/issues/148</text:a></text:p>
        </text:list-item>
        <text:list-item>
          <text:p text:style-name="P74">S'han solucionat una serie de Bugs en GenApp, pel que es necessari eliminar la carpeta [HOME]/.m2/repository/org/fundaciobit/genapp abans de recompilar PortaFIB.</text:p>
        </text:list-item>
        <text:list-item>
          <text:p text:style-name="P74">Afegits dos Profiles en la compilació de PortaFIB per afegir Plugins de Custòdia de forma opcional:</text:p>
          <text:list>
            <text:list-item>
              <text:list>
                <text:list-item>
                  <text:p text:style-name="P74">“-Parxiudigitalcaib”: Inclou el Plugin de DocumentCustody de l'Arxiu Digital CAIB</text:p>
                </text:list-item>
                <text:list-item>
                  <text:p text:style-name="P74">“-Palfresco”: Inclou el Plugin de DocumentCustody de Alfresco </text:p>
                </text:list-item>
              </text:list>
            </text:list-item>
          </text:list>
        </text:list-item>
      </text:list>
      <text:p text:style-name="P37"/>
      <text:h text:style-name="P54" text:outline-level="1">Migració de PortaFIB 1.1.4 a PortaFIB 1.1.5</text:h>
      <text:p text:style-name="P10"/>
      <text:h text:style-name="P55" text:outline-level="2"><text:soft-page-break/>Descripció de Millores</text:h>
      <text:p text:style-name="P35"><text:tab/><text:span text:style-name="T1">Revisar Fitxer changes.log</text:span></text:p>
      <text:h text:style-name="P56" text:outline-level="2">Canvis Configuració Web</text:h>
      <text:list xml:id="list3177867728" text:style-name="L10">
        <text:list-item>
          <text:p text:style-name="P75"><text:span text:style-name="T2">Afegida propietat de “es.caib.portafib.plugins.signatureweb.autofirma.timeoutbase” dins del Plugin de Firma Web de Autofirma</text:span><text:span text:style-name="T4">: “Adapta el timeout tant a la part del navegador del client com a la part servidora de trifase. Valor per defecte 60 segons. Les unitats són en segons.”</text:span></text:p>
        </text:list-item>
        <text:list-item>
          <text:p text:style-name="P76">Afegida propietat global es.caib.portafib.disablesignaturestable del Menu d'Administrador en l'opció “Gestió de Propietats Globals”. És opcional. Si val “true” desactiva la taula de firmes de les peticions de firma que provenen de l'API WS de PortaFIB, WS de Portafirmas antic i a través de Passarel·la de firma. <text:s/>#186</text:p>
        </text:list-item>
        <text:list-item>
          <text:p text:style-name="P76">Afegida gestió de Validadors de Firma: Actualment només es suporta l'@firma. Anar a la pipella d'administrador, opció <text:s/>Mòduls de Validació de Firmes i pitjar sobre “Crear Plantilla de Mòdul de Validació de Firmes”:</text:p>
          <text:list>
            <text:list-item>
              <text:p text:style-name="P76">Noms i Descripcions: posar Plugin Validacio Firmes afirma CXF</text:p>
            </text:list-item>
            <text:list-item>
              <text:p text:style-name="P78">Classe: posar org.fundaciobit.plugins.validatesignature.afirmacxf.AfirmaCxfValidateSignaturePlugin</text:p>
            </text:list-item>
            <text:list-item>
              <text:p text:style-name="P76">Entitat: la que correspongui.</text:p>
            </text:list-item>
            <text:list-item>
              <text:p text:style-name="P76">Propietats Administrador:</text:p>
            </text:list-item>
          </text:list>
        </text:list-item>
      </text:list>
      <table:table table:name="Taula2" table:style-name="Taula2">
        <table:table-column table:style-name="Taula2.A"/>
        <table:table-row table:style-name="Taula2.1">
          <table:table-cell table:style-name="Taula2.A1" office:value-type="string">
            <text:p text:style-name="P25"># Class org.fundaciobit.plugins.validatesignature.afirmacxf.AfirmaCxfValidateSignaturePlugin</text:p>
            <text:p text:style-name="P25"/>
            <text:p text:style-name="P25"># El contingut d'aquest directori el podeu copiar de la següent ruta:</text:p>
            <text:p text:style-name="P25"># <text:s text:c="3"/>https://github.com/GovernIB/pluginsib/tree/pluginsib-1.0/plugins-validatesignature/afirmacxf/config/transformersTemplates</text:p>
            <text:p text:style-name="P25">es.caib.portafib.plugins.validatesignature.afirmacxf.TransformersTemplatesPath=D:/dades/dades/CarpetesPersonals/ProgramacioPortaFIB2/pluginsib-validatesignature/afirmacxf/config/transformersTemplates</text:p>
            <text:p text:style-name="P25"/>
            <text:p text:style-name="P25">#es.caib.portafib.plugins.validatesignature.afirmacxf.debug=false</text:p>
            <text:p text:style-name="P25">#es.caib.portafib.plugins.validatesignature.afirmacxf.printxml=false</text:p>
            <text:p text:style-name="P25"/>
            <text:p text:style-name="P25">es.caib.portafib.plugins.validatesignature.afirmacxf.ignoreservercertificates=true</text:p>
            <text:p text:style-name="P25"/>
            <text:p text:style-name="P25"># Obligatiori. Aplicació definida dins "Gestión de Aplicaciones" de @firma federat</text:p>
            <text:p text:style-name="P25">es.caib.portafib.plugins.validatesignature.afirmacxf.applicationID=APPID</text:p>
            <text:p text:style-name="P25"/>
            <text:p text:style-name="P25">es.caib.portafib.plugins.validatesignature.afirmacxf.endpoint=https://afirmades.caib.es:4430/afirmaws/services/DSSAfirmaVerify</text:p>
            <text:p text:style-name="P25"/>
            <text:p text:style-name="P25"># USERNAME-PASSWORD Token</text:p>
            <text:p text:style-name="P25">es.caib.portafib.plugins.validatesignature.afirmacxf.authorization.username=username</text:p>
            <text:p text:style-name="P25">es.caib.portafib.plugins.validatesignature.afirmacxf.authorization.password=password</text:p>
            <text:p text:style-name="P25"/>
            <text:p text:style-name="P25"># CERTIFICATE Token</text:p>
            <text:p text:style-name="P25">es.caib.portafib.plugins.validatesignature.afirmacxf.authorization.ks.path=D:/dades/dades/CarpetesPersonals/Programacio/portafib-files/afirma/nou/proves-dgidt.jks</text:p>
            <text:p text:style-name="P25">es.caib.portafib.plugins.validatesignature.afirmacxf.authorization.ks.type=JKS</text:p>
            <text:p text:style-name="P25">es.caib.portafib.plugins.validatesignature.afirmacxf.authorization.ks.password=ks_pwd</text:p>
            <text:p text:style-name="P25">es.caib.portafib.plugins.validatesignature.afirmacxf.authorization.ks.cert.alias=1</text:p>
            <text:p text:style-name="P25">es.caib.portafib.plugins.validatesignature.afirmacxf.authorization.ks.cert.password=cert_pwd</text:p>
          </table:table-cell>
        </table:table-row>
      </table:table>
      <text:p text:style-name="P35"><text:soft-page-break/></text:p>
      <text:h text:style-name="P54" text:outline-level="1">Migració de PortaFIB 1.1.4 a PortaFIB 2.0</text:h>
      <text:p text:style-name="P10"/>
      <text:h text:style-name="P55" text:outline-level="2">Descripció de Millores</text:h>
      <text:p text:style-name="P35"><text:tab/>Revisar Fitxer changes.log</text:p>
      <text:h text:style-name="P56" text:outline-level="2">Desenvolupador</text:h>
      <text:p text:style-name="P35"/>
      <text:list xml:id="list1933685067" text:style-name="L11">
        <text:list-item>
          <text:p text:style-name="P69">S'ha d'eliminar el següent directori [HOME]\.m2\repository\es\gob\afirma\afirma-crypto-pdf\3.3.2-SNAPSHOT</text:p>
        </text:list-item>
        <text:list-item>
          <text:p text:style-name="P69">S'ha d'eliminar el següent directori [HOME]\m2\repository\org\fundaciobit\genapp</text:p>
        </text:list-item>
        <text:list-item>
          <text:p text:style-name="P69">De la taula PeticioDeFirma s'utilitzava el camp informacioAddicional per guardar informació d'expedient. En 2.0.0 ja hi ha camps específics per Expedient: expedientID, expedientNom i expedientUrl.</text:p>
        </text:list-item>
        <text:list-item>
          <text:p text:style-name="P69">Camps nous per informar dels detalls del Procediment: procedimentID i procedimentNom</text:p>
        </text:list-item>
        <text:list-item>
          <text:p text:style-name="P69">Camp nou informacioAddicionalAvaluable que correspon amb un tipus double. Serveix per <text:s/>poder filtrar per rang i agrupar segons un camp lliure (Petició de PortsIB)</text:p>
        </text:list-item>
      </text:list>
      <text:p text:style-name="P35"/>
      <text:h text:style-name="P56" text:outline-level="2">Sistemes</text:h>
      <text:p text:style-name="P35"/>
      <text:h text:style-name="P64" text:outline-level="3">Gestors de FileSystemManager</text:h>
      <text:p text:style-name="P35"><text:tab/>A partir de la versió 2.0.0 es permet gestionar com es guarden els fitxers en el directori de fitxers definit per la propietat “es.caib.portafib.filesdirectory”. Amb la següent propietat podem definir si volem tots els arxius en un mateix directori (classe org.fundaciobit.genapp.common.filesystem.SimpleFileSystemManager, comportament actual) o si els vol distribuir en una estructura de 3 subdirectoris(classe org.fundaciobit.genapp.common.filesystem.ThreeFolderFileSystemManager). Per exemple el fitxer amb ID 206395 es guardaria en [“es.caib.portafib.filesdirectory”]\3\9\5\206395. La nova propietat s'anomena “es.caib.portafib.filesystemmanagerclass” i s'ha de definir en dins portafib-properties-service.xml: </text:p>
      <table:table table:name="Taula4" table:style-name="Taula4">
        <table:table-column table:style-name="Taula4.A"/>
        <table:table-row table:style-name="Taula4.1">
          <table:table-cell table:style-name="Taula4.A1" office:value-type="string">
            <text:p text:style-name="P26">&lt;!-- NOU A 2.0.0. Tipus de FileSystemManager. Opcional i valor per defecte. --&gt;</text:p>
            <text:p text:style-name="P26">es.caib.portafib.filesystemmanagerclass=org.fundaciobit.genapp.common.filesystem.SimpleFileSystemManager</text:p>
            <text:p text:style-name="P26">&lt;!-- Si volem distribuir els fitxers en directoris, llavors utilitzar aquesta classe.</text:p>
            <text:p text:style-name="P26"><text:s text:c="5"/>Revisar punt "Migracio de 1.1.4 a 2.0.0 del 'Manual de Migracions' <text:s/></text:p>
            <text:p text:style-name="P26">es.caib.portafib.filesystemmanagerclass=org.fundaciobit.genapp.common.filesystem.ThreeFolderFileSystemManager</text:p>
            <text:p text:style-name="P26">--&gt;</text:p>
          </table:table-cell>
        </table:table-row>
      </table:table>
      <text:p text:style-name="P35"/>
      <text:p text:style-name="P35"><text:soft-page-break/><text:tab/>Les instal·lacions de PortaFIB que vulguin migrar al nou sistema de tres carpetes llavors han de seguir les següent passes:</text:p>
      <text:list xml:id="list1276956905" text:style-name="L12">
        <text:list-item>
          <text:p text:style-name="P70">Descarregar la classe següent https://github.com/GovernIB/genapp/raw/genapp-1.0/core/src/main/java/org/fundaciobit/genapp/common/filesystem/ConverterSimpleToThreeFolder.java al directori de fitxers (el definit en la propietat “es.caib.portafib.filesdirectory”)</text:p>
        </text:list-item>
      </text:list>
      <text:p text:style-name="P35"/>
      <text:list xml:id="list123509968548138" text:continue-numbering="true" text:style-name="L12">
        <text:list-item>
          <text:p text:style-name="P70">Compilar-la: </text:p>
        </text:list-item>
      </text:list>
      <table:table table:name="Taula5" table:style-name="Taula5">
        <table:table-column table:style-name="Taula5.A"/>
        <table:table-row>
          <table:table-cell table:style-name="Taula5.A1" office:value-type="string">
            <text:p text:style-name="P40">$ javac -d . ConverterSimpleToThreeFolder.java</text:p>
          </table:table-cell>
        </table:table-row>
      </table:table>
      <text:p text:style-name="P35"/>
      <text:list xml:id="list123508805364430" text:continue-numbering="true" text:style-name="L12">
        <text:list-item>
          <text:p text:style-name="P70">Executar-la:</text:p>
        </text:list-item>
      </text:list>
      <table:table table:name="Taula6" table:style-name="Taula6">
        <table:table-column table:style-name="Taula6.A"/>
        <table:table-row>
          <table:table-cell table:style-name="Taula6.A1" office:value-type="string">
            <text:p text:style-name="P41">$java -cp . org.fundaciobit.genapp.common.filesystem.ConverterSimpleToThreeFolder</text:p>
            <text:p text:style-name="P41">Necessita un argument que és la ruta la directori de fitxers</text:p>
          </table:table-cell>
        </table:table-row>
      </table:table>
      <text:p text:style-name="P35"/>
      <text:list xml:id="list123508525010798" text:continue-numbering="true" text:style-name="L12">
        <text:list-item>
          <text:p text:style-name="P70">Ara l'hem d'executar afegint un paràmetre, que serà la ruta al directori de fitxers</text:p>
        </text:list-item>
      </text:list>
      <table:table table:name="Taula7" table:style-name="Taula7">
        <table:table-column table:style-name="Taula7.A"/>
        <table:table-row>
          <table:table-cell table:style-name="Taula7.A1" office:value-type="string">
            <text:p text:style-name="P42">$java -cp . org.fundaciobit.genapp.common.filesystem.ConverterSimpleToThreeFolder /files/portafib</text:p>
          </table:table-cell>
        </table:table-row>
      </table:table>
      <text:p text:style-name="P35"><text:tab/>Es que farà serà copiar els fitxers a la ruta corresponent de tres directoris. </text:p>
      <text:p text:style-name="P35"/>
      <text:list xml:id="list123509780578461" text:continue-numbering="true" text:style-name="L12">
        <text:list-item>
          <text:p text:style-name="P70">Anar al fitxer portafib-properties-service.xml i definir la següent entrada:</text:p>
        </text:list-item>
      </text:list>
      <table:table table:name="Taula8" table:style-name="Taula8">
        <table:table-column table:style-name="Taula8.A"/>
        <table:table-row>
          <table:table-cell table:style-name="Taula8.A1" office:value-type="string">
            <text:p text:style-name="P26">es.caib.portafib.filesystemmanagerclass=org.fundaciobit.genapp.common.filesystem.ThreeFolderFileSystemManager</text:p>
          </table:table-cell>
        </table:table-row>
      </table:table>
      <text:p text:style-name="P39"/>
      <text:h text:style-name="P56" text:outline-level="2">Canvis Configuració Web</text:h>
      <text:p text:style-name="P35"/>
      <text:h text:style-name="P63" text:outline-level="3">Revisor de Firmes</text:h>
      <text:p text:style-name="P35"><text:tab/>S'ha afegit aquest nou role. Revisar els següent apartats del Manual d'Usuari de PortaFIB:</text:p>
      <text:list xml:id="list2128659251" text:style-name="L13">
        <text:list-item>
          <text:list>
            <text:list-item>
              <text:list>
                <text:list-item>
                  <text:list>
                    <text:list-item>
                      <text:list>
                        <text:list-item>
                          <text:list>
                            <text:list-item>
                              <text:p text:style-name="P71">Usuaris</text:p>
                            </text:list-item>
                            <text:list-item>
                              <text:p text:style-name="P71">Roles per tipus d'usuari</text:p>
                            </text:list-item>
                            <text:list-item>
                              <text:p text:style-name="P71">Gestió de Notificacions per Correu (Menú Inici)</text:p>
                            </text:list-item>
                            <text:list-item>
                              <text:p text:style-name="P71">Revisors de Firmes en Flux de Firmes</text:p>
                            </text:list-item>
                            <text:list-item>
                              <text:p text:style-name="P71">Gestió de Revisors (Menú Administrador d'Entitat)</text:p>
                            </text:list-item>
                            <text:list-item>
                              <text:p text:style-name="P71">Afegir Revisors de Firma al Flux</text:p>
                            </text:list-item>
                            <text:list-item>
                              <text:p text:style-name="P71">Menú Revisor</text:p>
                            </text:list-item>
                          </text:list>
                        </text:list-item>
                      </text:list>
                    </text:list-item>
                  </text:list>
                </text:list-item>
              </text:list>
            </text:list-item>
          </text:list>
        </text:list-item>
      </text:list>
      <text:h text:style-name="P63" text:outline-level="3"><text:soft-page-break/>Configuració de Firma d'Usuari Aplicació i ApiFirmaSimple</text:h>
      <text:p text:style-name="P34"><text:tab/>S'ha implementat una nova API REST anomenada Api Firma Simple que serveix per realitzar firmes síncrones de forma simple, tant web com en servidor. Revisar el document Manual_Integracio_API_Firma_Simple_v1_0.odt per conèixer els detalls tècnics.</text:p>
      <text:p text:style-name="P34"><text:tab/>Al ser una API simple, la complexitat s'ha mogut a la part del servidor, d'aquí que s'hagin creat opcions de menú anomenades “Perfils de Firma” i “Configuracions de Firma” en l'Administrador d'Entitat. Revisar els punts “Perfils de Firma”, “Configuracions de Firma” i “Usuaris Aplicació“ del menú Administrador d'Entitat en el “Manual d'Usuari de PortaFIB”.</text:p>
      <text:h text:style-name="P63" text:outline-level="3">Gestió de Plugins de Validació de Firmes</text:h>
      <text:p text:style-name="P34"><text:tab/>S'ha substituït la validació dels certificats emprats en una firma, per la validació directament de la firma, a partir de Plugins de Validació de Firmes de PluginsIB.</text:p>
      <text:p text:style-name="P34"><text:tab/>Revisar el punt “Mòduls de Validació de Firmes” del “Manual d'Usuari de PortaFIB”, concretament dels apartats Administrador i Administrador d'Entitat.</text:p>
      <text:h text:style-name="P63" text:outline-level="3">Altres</text:h>
      <text:list xml:id="list1042180461" text:style-name="L14">
        <text:list-item>
          <text:p text:style-name="P77">Afegida propietat global “es.caib.portafib.disablesignaturestable” del Menu d'Administrador en l'opció “Gestió de Propietats Globals”. És opcional. Si val “true” desactiva la taula de firmes de les peticions de firma que provenen de l'API WS de PortaFIB, WS de Portafirmas antic i a través de Passarel·la de firma. <text:s/>#186</text:p>
        </text:list-item>
      </text:list>
      <text:p text:style-name="P43"/>
      <text:list xml:id="list123509800592033" text:continue-numbering="true" text:style-name="L14">
        <text:list-item>
          <text:p text:style-name="P79"><text:span text:style-name="T3">S'ha eliminat la propietat d'entitat “</text:span>es.caib.portafib.ignorecheckpostsign": Aquesta propietat servia per saltar-se la validació de revisions de les firmes. Ara ja hi ha entrades tant dins de les dades de l'entitat com de les configuracions de firma dels usuaris aplicació.</text:p>
        </text:list-item>
      </text:list>
      <text:p text:style-name="P44"/>
      <text:list xml:id="list123509158148529" text:continue-numbering="true" text:style-name="L14">
        <text:list-item>
          <text:p text:style-name="P72">S'han ampliat les opcions d'usuaris entitat i usuaris aplicació respecte a la Política de Custòdia. Veure punt Modificar Usuari Aplicació i Modificar Usuari Entitat del “Manual d'Usuari PortaFIB”</text:p>
        </text:list-item>
      </text:list>
      <text:p text:style-name="P35"/>
      <text:list xml:id="list123508365812132" text:continue-numbering="true" text:style-name="L14">
        <text:list-item>
          <text:p text:style-name="P73">En el Plugin de Firma en Servidor de <text:s/>@firma se li ha d'afegir la propietat “es.caib.portafib.plugins.signatureserver.afirmaserver.endpoint_upgrade” apuntant al WS d'actualització de Signatures . Per exemple:</text:p>
        </text:list-item>
      </text:list>
      <table:table table:name="Taula3" table:style-name="Taula3">
        <table:table-column table:style-name="Taula3.A"/>
        <table:table-row>
          <table:table-cell table:style-name="Taula3.A1" office:value-type="string">
            <text:p text:style-name="P36">es.caib.portafib.plugins.signatureserver.afirmaserver.endpoint_upgrade=https://afirmades.caib.es:4430/afirmaws/services/DSSAfirmaVerify</text:p>
          </table:table-cell>
        </table:table-row>
      </table:table>
      <text:p text:style-name="P35"/>
      <text:list xml:id="list123508945301843" text:continue-numbering="true" text:style-name="L14">
        <text:list-item>
          <text:p text:style-name="P72">Nova propietat “es.caib.portafib.plugins.signatureweb.autofirma.timeoutbase” pel Plugin Firma Web de Autofirma/Client Mòbil. És opcional i defineix el temps en segons de timeout quan el client no accepta la posada en marxa de Autofirma o quan aquesta no existeix. Per defecte es troba a 60 segons. Exemple</text:p>
        </text:list-item>
      </text:list>
      <table:table table:name="Taula1" table:style-name="Taula1">
        <table:table-column table:style-name="Taula1.A"/>
        <table:table-row table:style-name="Taula1.1">
          <table:table-cell table:style-name="Taula1.A1" office:value-type="string">
            <text:p text:style-name="P35"># 5 minuts</text:p>
            <text:p text:style-name="P35">es.caib.portafib.plugins.signatureweb.autofirma.timeoutbase=300</text:p>
          </table:table-cell>
        </table:table-row>
      </table:table>
      <text:p text:style-name="P38"><text:soft-page-break/></text:p>
      <text:list xml:id="list123508870760572" text:continue-numbering="true" text:style-name="L14">
        <text:list-item>
          <text:p text:style-name="P79"><text:span text:style-name="T3">Es recomana incrementar el valor de la propietat Global per Entitat amb clau “es.caib.portafib.maxtimelockedsigninms” ja que s'han trobat casos de firmes massives que produeixen un timeout per aquesta limitació. Es recomana posar uns 10 minuts (</text:span>600000ms)</text:p>
        </text:list-item>
      </text:list>
      <text:p text:style-name="P44"/>
      <text:list xml:id="list123509972331976" text:continue-numbering="true" text:style-name="L14">
        <text:list-item>
          <text:p text:style-name="P79">Nou Plugin de Firma Web de FNMT Cloud: Veure el subapartat “Plugin de Firma Web de FNMTCloud” de punt “Implementacions de Plugins o Mòduls de Firma Web” si es vol donar d'alta.</text:p>
        </text:list-item>
      </text:list>
      <text:p text:style-name="P44"/>
      <text:list xml:id="list123509780724729" text:continue-numbering="true" text:style-name="L14">
        <text:list-item>
          <text:p text:style-name="P57"><text:span text:style-name="T8">Nova propietat global d'entitat: </text:span><text:span text:style-name="T5">es.caib.portafib.</text:span><text:span text:style-name="T6">transformpdfa: Nou a la versió 2.0.0 <text:s/>Amb firmes PAdES, si aquest valor es true i el tipus de PDF és PDF/A1 o PDF/A2 o PDF/A3, llavors es transforma el PDF per a que pugui ser adaptat (taula de firmes, ....), però perd la condició de PDF/A <text:s/></text:span><text:span text:style-name="T7">#242</text:span></text:p>
          <text:p text:style-name="P58"/>
        </text:list-item>
        <text:list-item>
          <text:p text:style-name="P59">Nova propietat global d'entitat: <text:s/>es.caib.portafib.forcecleanpdf : Nou a la versió 2.0.0 <text:s/>Opcional. En firmes PAdES, si aquesta propietat val true llavors es fa neteja del PDF per a que no tengui problemes amb el plugins de firma. Això implica que algunes caracteristiques del PDF original es perdin. #242</text:p>
        </text:list-item>
      </text:list>
      <text:p text:style-name="P28"/>
      <text:list xml:id="list123508835692426" text:continue-numbering="true" text:style-name="L14">
        <text:list-item>
          <text:p text:style-name="P59">Nova propietat Global: es.caib.portafib.strictvalidation. Si val true indica que les validacions per tipus XAdES i CAdES s'han de fer si o si, i en el cas de no haver-hi validador, llavors llançar un error. Si val false i no hi ha validador per algun tipus de xequeig (validador de firma, de nif firmant o de document original modificat) llavors es marcarà aquell xequeig a false però no fallarà.</text:p>
        </text:list-item>
      </text:list>
      <text:p text:style-name="P27"/>
      <text:p text:style-name="P27"/>
      <text:p text:style-name="P27"/>
      <text:p text:style-name="P27"/>
      <text:p text:style-name="P27"/>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pitch="variable" style:font-charset="x-symbol"/>
    <style:font-face style:name="OpenSymbol" svg:font-family="OpenSymbol"/>
    <style:font-face style:name="OpenSymbol2" svg:font-family="OpenSymbol, 'Arial Unicode MS'"/>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20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text-align="justify" style:justify-single-word="false"/>
      <style:text-properties fo:color="#000000" style:font-name="Arial1" fo:font-family="Arial" style:font-style-name="Normal"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style:font-name="Arial1" fo:font-family="Arial" style:font-style-name="Normal" style:font-family-generic="swiss" style:font-pitch="variable"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loext: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text-properties style:font-name="Arial1"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text-properties style:font-name="Arial1"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text-properties style:font-name="Arial1"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text-properties style:font-name="Arial1"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font-family-asian="OpenSymbol, 'Arial Unicode MS'"/>
    </style:style>
    <style:style style:name="RTF_5f_Num_20_4_20_2" style:display-name="RTF_Num 4 2" style:family="text">
      <style:text-properties style:font-name-asian="OpenSymbol2" style:font-family-asian="OpenSymbol, 'Arial Unicode MS'"/>
    </style:style>
    <style:style style:name="RTF_5f_Num_20_4_20_3" style:display-name="RTF_Num 4 3" style:family="text">
      <style:text-properties style:font-name-asian="OpenSymbol2" style:font-family-asian="OpenSymbol, 'Arial Unicode MS'"/>
    </style:style>
    <style:style style:name="RTF_5f_Num_20_4_20_4" style:display-name="RTF_Num 4 4" style:family="text">
      <style:text-properties style:font-name-asian="OpenSymbol2" style:font-family-asian="OpenSymbol, 'Arial Unicode MS'"/>
    </style:style>
    <style:style style:name="RTF_5f_Num_20_4_20_5" style:display-name="RTF_Num 4 5" style:family="text">
      <style:text-properties style:font-name-asian="OpenSymbol2" style:font-family-asian="OpenSymbol, 'Arial Unicode MS'"/>
    </style:style>
    <style:style style:name="RTF_5f_Num_20_4_20_6" style:display-name="RTF_Num 4 6" style:family="text">
      <style:text-properties style:font-name-asian="OpenSymbol2" style:font-family-asian="OpenSymbol, 'Arial Unicode MS'"/>
    </style:style>
    <style:style style:name="RTF_5f_Num_20_4_20_7" style:display-name="RTF_Num 4 7" style:family="text">
      <style:text-properties style:font-name-asian="OpenSymbol2" style:font-family-asian="OpenSymbol, 'Arial Unicode MS'"/>
    </style:style>
    <style:style style:name="RTF_5f_Num_20_4_20_8" style:display-name="RTF_Num 4 8" style:family="text">
      <style:text-properties style:font-name-asian="OpenSymbol2" style:font-family-asian="OpenSymbol, 'Arial Unicode MS'"/>
    </style:style>
    <style:style style:name="RTF_5f_Num_20_4_20_9" style:display-name="RTF_Num 4 9" style:family="text">
      <style:text-properties style:font-name-asian="OpenSymbol2"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2.54cm" text:min-label-width="0.635cm"/>
      </text:list-level-style-bullet>
      <text:list-level-style-bullet text:level="2" text:style-name="RTF_5f_Num_20_4_20_2" style:num-suffix="." text:bullet-char="•">
        <style:list-level-properties text:space-before="3.175cm" text:min-label-width="0.635cm"/>
      </text:list-level-style-bullet>
      <text:list-level-style-bullet text:level="3" text:style-name="RTF_5f_Num_20_4_20_3" style:num-suffix="." text:bullet-char="•">
        <style:list-level-properties text:space-before="3.81cm" text:min-label-width="0.635cm"/>
      </text:list-level-style-bullet>
      <text:list-level-style-bullet text:level="4" text:style-name="RTF_5f_Num_20_4_20_4" style:num-suffix="." text:bullet-char="•">
        <style:list-level-properties text:space-before="4.445cm" text:min-label-width="0.635cm"/>
      </text:list-level-style-bullet>
      <text:list-level-style-bullet text:level="5" text:style-name="RTF_5f_Num_20_4_20_5" style:num-suffix="." text:bullet-char="•">
        <style:list-level-properties text:space-before="5.08cm" text:min-label-width="0.635cm"/>
      </text:list-level-style-bullet>
      <text:list-level-style-bullet text:level="6" text:style-name="RTF_5f_Num_20_4_20_6" style:num-suffix="." text:bullet-char="•">
        <style:list-level-properties text:space-before="5.715cm" text:min-label-width="0.635cm"/>
      </text:list-level-style-bullet>
      <text:list-level-style-bullet text:level="7" text:style-name="RTF_5f_Num_20_4_20_7" style:num-suffix="." text:bullet-char="•">
        <style:list-level-properties text:space-before="6.35cm" text:min-label-width="0.635cm"/>
      </text:list-level-style-bullet>
      <text:list-level-style-bullet text:level="8" text:style-name="RTF_5f_Num_20_4_20_8" style:num-suffix="." text:bullet-char="•">
        <style:list-level-properties text:space-before="6.985cm" text:min-label-width="0.635cm"/>
      </text:list-level-style-bullet>
      <text:list-level-style-bullet text:level="9" text:style-name="RTF_5f_Num_20_4_20_9" style:num-suffix="."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20" style:family="table">
      <style:table-properties style:width="17cm" table:align="margins"/>
    </style:style>
    <style:style style:name="Tabla20.A" style:family="table-column">
      <style:table-column-properties style:column-width="10.562cm" style:rel-column-width="40716*"/>
    </style:style>
    <style:style style:name="Tabla20.B" style:family="table-column">
      <style:table-column-properties style:column-width="6.438cm" style:rel-column-width="24819*"/>
    </style:style>
    <style:style style:name="Tabla20.A1" style:family="table-cell">
      <style:table-cell-properties style:vertical-align="bottom" fo:padding="0.097cm" fo:border-left="none" fo:border-right="none" fo:border-top="none" fo:border-bottom="0.05pt solid #000000"/>
    </style:style>
    <style:style style:name="Tabla20.B1" style:family="table-cell">
      <style:table-cell-properties fo:padding="0.097cm" fo:border-left="none" fo:border-right="none" fo:border-top="none" fo:border-bottom="0.05pt solid #000000"/>
    </style:style>
    <style:style style:name="MP1" style:family="paragraph" style:parent-style-name="Header">
      <style:paragraph-properties fo:text-align="start" style:justify-single-word="false"/>
    </style:style>
    <style:style style:name="MP2" style:family="paragraph" style:parent-style-name="Header">
      <style:paragraph-properties fo:text-align="end" style:justify-single-word="false"/>
    </style:style>
    <style:style style:name="MP3" style:family="paragraph" style:parent-style-name="Footnote">
      <style:paragraph-properties fo:text-align="end" style:justify-single-word="false"/>
    </style:style>
    <style:style style:name="MP4" style:family="paragraph">
      <style:paragraph-properties fo:text-align="center"/>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la20" table:style-name="Tabla20">
          <table:table-column table:style-name="Tabla20.A"/>
          <table:table-column table:style-name="Tabla20.B"/>
          <table:table-row>
            <table:table-cell table:style-name="Tabla20.A1" office:value-type="string">
              <text:p text:style-name="MP1">Manual de Migració de Versions de PortaFIB</text:p>
            </table:table-cell>
            <table:table-cell table:style-name="Tabla20.B1" office:value-type="string">
              <text:p text:style-name="MP2"><draw:frame draw:style-name="Mfr1" draw:name="gráficos1" text:anchor-type="as-char" svg:width="0.905cm" svg:height="0.93cm" draw:z-index="23"><draw:image xlink:href="Pictures/1000000000000260000002713EE40B1AB2D11814.jpg" xlink:type="simple" xlink:show="embed" xlink:actuate="onLoad" loext:mime-type="image/jpeg"/></draw:frame></text:p>
            </table:table-cell>
          </table:table-row>
        </table:table>
        <text:p text:style-name="MP1"/>
      </style:header>
      <style:footer>
        <text:p text:style-name="MP3"><draw:line text:anchor-type="paragraph" draw:z-index="11" draw:style-name="Mgr1" draw:text-style-name="MP4" svg:x1="0.062cm" svg:y1="0.056cm" svg:x2="16.995cm" svg:y2="0.03cm"><text:p/></draw:line></text:p>
        <text:p text:style-name="MP3"><text:page-number text:select-page="current">13</text:page-number></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3.2$Windows_x86 LibreOffice_project/86daf60bf00efa86ad547e59e09d6bb77c699acb</meta:generator>
    <meta:creation-date>2014-01-14T14:56:52.65</meta:creation-date>
    <meta:editing-cycles>462</meta:editing-cycles>
    <meta:editing-duration>P26DT17H9M18S</meta:editing-duration>
    <meta:initial-creator>Antoni Nadal</meta:initial-creator>
    <dc:date>2019-05-28T12:35:07.151000000</dc:date>
    <meta:printed-by>Antoni Nadal</meta:printed-by>
    <meta:print-date>2014-02-18T11:48:31.82</meta:print-date>
    <meta:keyword>PortaFIB</meta:keyword>
    <meta:keyword>Fundacio Bit</meta:keyword>
    <dc:title>Manual_de_WebServices_de_PortaFIB</dc:title>
    <meta:document-statistic meta:table-count="11" meta:image-count="4" meta:object-count="0" meta:page-count="13" meta:paragraph-count="247" meta:word-count="2579" meta:character-count="20640" meta:non-whitespace-character-count="18346"/>
    <meta:user-defined meta:name="Información 1"/>
    <meta:user-defined meta:name="Información 2"/>
    <meta:user-defined meta:name="Información 3"/>
    <meta:user-defined meta:name="Información 4"/>
  </office:meta>
</office:document-meta>
</file>